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1216984.74344" calcext:value-type="float">
            <text:p><text:s/>41,216,985 <text:s/></text:p>
          </table:table-cell>
          <table:table-cell table:style-name="ce42" office:value-type="float" office:value="3794639.95888889" calcext:value-type="float">
            <text:p><text:s/>3,794,640 <text:s/></text:p>
          </table:table-cell>
          <table:table-cell table:style-name="ce42" office:value-type="float" office:value="34060132.17344" calcext:value-type="float">
            <text:p><text:s/>34,060,132 <text:s/></text:p>
          </table:table-cell>
          <table:table-cell table:style-name="ce42" office:value-type="float" office:value="95141.5777777778" calcext:value-type="float">
            <text:p><text:s/>95,142 <text:s/></text:p>
          </table:table-cell>
          <table:table-cell table:style-name="ce42" office:value-type="float" office:value="3003904.47777778" calcext:value-type="float">
            <text:p><text:s/>3,003,90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166.555555556" calcext:value-type="float">
            <text:p><text:s/>263,1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6028.5222222222" calcext:value-type="float">
            <text:p><text:s/>16,0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7.744444444444" calcext:value-type="float">
            <text:p><text:s/>5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70.7777777778" calcext:value-type="float">
            <text:p><text:s/>15,4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9062.0494101243" calcext:value-type="float">
            <text:p><text:s/>-29,062 <text:s/></text:p>
          </table:table-cell>
          <table:table-cell table:style-name="ce42" office:value-type="float" office:value="48556.7122222222" calcext:value-type="float">
            <text:p><text:s/>48,557 <text:s/></text:p>
          </table:table-cell>
          <table:table-cell table:style-name="ce42" office:value-type="float" office:value="259014.422397311" calcext:value-type="float">
            <text:p><text:s/>259,014 <text:s/></text:p>
          </table:table-cell>
          <table:table-cell table:style-name="ce42" office:value-type="float" office:value="-23571.2111111111" calcext:value-type="float">
            <text:p><text:s/>-23,571 <text:s/></text:p>
          </table:table-cell>
          <table:table-cell table:style-name="ce42" office:value-type="float" office:value="-187458.639585213" calcext:value-type="float">
            <text:p><text:s/>-187,4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25603.333333333" calcext:value-type="float">
            <text:p><text:s/>-125,6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1230018.2706279" calcext:value-type="float">
            <text:p><text:s/>41,230,018 <text:s/></text:p>
          </table:table-cell>
          <table:table-cell table:style-name="ce43" office:value-type="float" office:value="3746083.24666667" calcext:value-type="float">
            <text:p><text:s/>3,746,083 <text:s/></text:p>
          </table:table-cell>
          <table:table-cell table:style-name="ce43" office:value-type="float" office:value="33801117.7510427" calcext:value-type="float">
            <text:p><text:s/>33,801,118 <text:s/></text:p>
          </table:table-cell>
          <table:table-cell table:style-name="ce43" office:value-type="float" office:value="118155.044444444" calcext:value-type="float">
            <text:p><text:s/>118,155 <text:s/></text:p>
          </table:table-cell>
          <table:table-cell table:style-name="ce43" office:value-type="float" office:value="3191363.11736299" calcext:value-type="float">
            <text:p><text:s/>3,191,36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3299.111111111" calcext:value-type="float">
            <text:p><text:s/>373,29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30405.988509117" calcext:value-type="float">
            <text:p><text:s/>130,406 <text:s/></text:p>
          </table:table-cell>
          <table:table-cell table:style-name="ce43" office:value-type="float" office:value="0.00000000014" calcext:value-type="float">
            <text:p><text:s/>0 <text:s/></text:p>
          </table:table-cell>
          <table:table-cell table:style-name="ce43" office:value-type="float" office:value="-71170.7887253292" calcext:value-type="float">
            <text:p><text:s/>-71,171 <text:s/></text:p>
          </table:table-cell>
          <table:table-cell table:style-name="ce43" office:value-type="float" office:value="-3895.53333333334" calcext:value-type="float">
            <text:p><text:s/>-3,896 <text:s/></text:p>
          </table:table-cell>
          <table:table-cell table:style-name="ce43" office:value-type="float" office:value="214293.088345558" calcext:value-type="float">
            <text:p><text:s/>214,29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8820.77777777774" calcext:value-type="float">
            <text:p><text:s/>-8,82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9241294.3897918" calcext:value-type="float">
            <text:p><text:s/>39,241,294 <text:s/></text:p>
          </table:table-cell>
          <table:table-cell table:style-name="ce42" office:value-type="float" office:value="3746083.24666667" calcext:value-type="float">
            <text:p><text:s/>3,746,083 <text:s/></text:p>
          </table:table-cell>
          <table:table-cell table:style-name="ce42" office:value-type="float" office:value="28925981.8129966" calcext:value-type="float">
            <text:p><text:s/>28,925,9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7070.02901743" calcext:value-type="float">
            <text:p><text:s/>2,977,0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9570.11111111" calcext:value-type="float">
            <text:p><text:s/>2,989,5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389347.06555556" calcext:value-type="float">
            <text:p><text:s/>4,389,347 <text:s/></text:p>
          </table:table-cell>
          <table:table-cell table:style-name="ce42" office:value-type="float" office:value="3746083.24666667" calcext:value-type="float">
            <text:p><text:s/>3,746,083 <text:s/></text:p>
          </table:table-cell>
          <table:table-cell table:style-name="ce42" office:value-type="float" office:value="643263.818888889" calcext:value-type="float">
            <text:p><text:s/>643,2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058969.01333333" calcext:value-type="float">
            <text:p><text:s/>4,058,9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9398.90222222" calcext:value-type="float">
            <text:p><text:s/>1,069,3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89570.11111111" calcext:value-type="float">
            <text:p><text:s/>2,989,5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142499.4138566" calcext:value-type="float">
            <text:p><text:s/>22,142,4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34902.8070614" calcext:value-type="float">
            <text:p><text:s/>19,334,9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7596.60679521" calcext:value-type="float">
            <text:p><text:s/>2,807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594003.84" calcext:value-type="float">
            <text:p><text:s/>594,0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4003.84" calcext:value-type="float">
            <text:p><text:s/>594,0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056475.05704632" calcext:value-type="float">
            <text:p><text:s/>8,056,47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284412.4448241" calcext:value-type="float">
            <text:p><text:s/>7,284,41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9473.422222222" calcext:value-type="float">
            <text:p><text:s/>169,47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813030.72933333" calcext:value-type="float">
            <text:p><text:s/>5,813,0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42448.66666667" calcext:value-type="float">
            <text:p><text:s/>3,342,4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813030.72933333" calcext:value-type="float">
            <text:p><text:s/>5,813,0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42448.66666667" calcext:value-type="float">
            <text:p><text:s/>3,342,4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34914.857333333" calcext:value-type="float">
            <text:p><text:s/>934,91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50605.724333333" calcext:value-type="float">
            <text:p><text:s/>450,60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84309.133" calcext:value-type="float">
            <text:p><text:s/>484,30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60304.9152222222" calcext:value-type="float">
            <text:p><text:s/>60,30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57945.2222222222" calcext:value-type="float">
            <text:p><text:s/>57,94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676128.84910479" calcext:value-type="float">
            <text:p><text:s/>6,676,12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946306.72677146" calcext:value-type="float">
            <text:p><text:s/>4,946,307 <text:s/></text:p>
          </table:table-cell>
          <table:table-cell table:style-name="ce44" office:value-type="float" office:value="122050.577777778" calcext:value-type="float">
            <text:p><text:s/>122,05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77053.222222222" calcext:value-type="float">
            <text:p><text:s/>677,05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429277.38243813" calcext:value-type="float">
            <text:p><text:s/>6,429,27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946306.72677146" calcext:value-type="float">
            <text:p><text:s/>4,946,307 <text:s/></text:p>
          </table:table-cell>
          <table:table-cell table:style-name="ce44" office:value-type="float" office:value="75528.2222222222" calcext:value-type="float">
            <text:p><text:s/>75,52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76724.111111111" calcext:value-type="float">
            <text:p><text:s/>476,72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429277.38243813" calcext:value-type="float">
            <text:p><text:s/>6,429,2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46306.72677146" calcext:value-type="float">
            <text:p><text:s/>4,946,307 <text:s/></text:p>
          </table:table-cell>
          <table:table-cell table:style-name="ce42" office:value-type="float" office:value="75528.2222222222" calcext:value-type="float">
            <text:p><text:s/>75,5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6724.111111111" calcext:value-type="float">
            <text:p><text:s/>476,7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0.6621866666667" calcext:value-type="float">
            <text:p><text:s/>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.6621866666667" calcext:value-type="float">
            <text:p><text:s/>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8723.175726048" calcext:value-type="float">
            <text:p><text:s/>48,7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723.175726048" calcext:value-type="float">
            <text:p><text:s/>48,7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46220.607835823" calcext:value-type="float">
            <text:p><text:s/>346,2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6220.607835823" calcext:value-type="float">
            <text:p><text:s/>346,2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422439.94185575" calcext:value-type="float">
            <text:p><text:s/>2,422,4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22439.94185575" calcext:value-type="float">
            <text:p><text:s/>2,422,4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667638.25733236" calcext:value-type="float">
            <text:p><text:s/>1,667,6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7638.25733236" calcext:value-type="float">
            <text:p><text:s/>1,667,6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445.33333333333" calcext:value-type="float">
            <text:p>( 3,44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445.33333333333" calcext:value-type="float">
            <text:p>( 3,44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664192.92399903" calcext:value-type="float">
            <text:p>( 1,664,19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664192.92399903" calcext:value-type="float">
            <text:p>( 1,664,19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63130.473822018" calcext:value-type="float">
            <text:p><text:s/>563,1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3130.473822018" calcext:value-type="float">
            <text:p><text:s/>563,1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90495.744034698" calcext:value-type="float">
            <text:p><text:s/>190,4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495.744034698" calcext:value-type="float">
            <text:p><text:s/>190,4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75.46666666667" calcext:value-type="float">
            <text:p><text:s/>1,17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75.46666666667" calcext:value-type="float">
            <text:p><text:s/>1,17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7611.39797333333" calcext:value-type="float">
            <text:p><text:s/>7,6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11.39797333333" calcext:value-type="float">
            <text:p><text:s/>7,6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60.77952" calcext:value-type="float">
            <text:p><text:s/>16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60.77952" calcext:value-type="float">
            <text:p><text:s/>16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57335.66464" calcext:value-type="float">
            <text:p><text:s/>1,957,3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7335.66464" calcext:value-type="float">
            <text:p><text:s/>1,957,3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19160.36053333" calcext:value-type="float">
            <text:p><text:s/>1,819,1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9160.36053333" calcext:value-type="float">
            <text:p><text:s/>1,819,1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38175.304106667" calcext:value-type="float">
            <text:p><text:s/>138,1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175.304106667" calcext:value-type="float">
            <text:p><text:s/>138,1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494660.17716" calcext:value-type="float">
            <text:p><text:s/>1,494,6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89.5214933333" calcext:value-type="float">
            <text:p><text:s/>11,690 <text:s/></text:p>
          </table:table-cell>
          <table:table-cell table:style-name="ce42" office:value-type="float" office:value="75528.2222222222" calcext:value-type="float">
            <text:p><text:s/>75,5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6724.111111111" calcext:value-type="float">
            <text:p><text:s/>476,7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492164.1426" calcext:value-type="float">
            <text:p><text:s/>1,492,1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93.48693333333" calcext:value-type="float">
            <text:p><text:s/>9,193 <text:s/></text:p>
          </table:table-cell>
          <table:table-cell table:style-name="ce42" office:value-type="float" office:value="75528.2222222222" calcext:value-type="float">
            <text:p><text:s/>75,5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6724.111111111" calcext:value-type="float">
            <text:p><text:s/>476,7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496.03456" calcext:value-type="float">
            <text:p><text:s/>2,4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6.03456" calcext:value-type="float">
            <text:p><text:s/>2,4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52064.975540509" calcext:value-type="float">
            <text:p><text:s/>152,0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064.975540509" calcext:value-type="float">
            <text:p><text:s/>152,0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46851.466666667" calcext:value-type="float">
            <text:p><text:s/>246,8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22.3555555556" calcext:value-type="float">
            <text:p><text:s/>46,5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329.111111111" calcext:value-type="float">
            <text:p><text:s/>200,3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46851.466666667" calcext:value-type="float">
            <text:p><text:s/>246,8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22.3555555556" calcext:value-type="float">
            <text:p><text:s/>46,5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329.111111111" calcext:value-type="float">
            <text:p><text:s/>200,3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4117862.056312" calcext:value-type="float">
            <text:p><text:s/>124,117,8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539968.473463" calcext:value-type="float">
            <text:p><text:s/>109,539,9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77893.5828491" calcext:value-type="float">
            <text:p><text:s/>14,577,8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0984811.481" calcext:value-type="float">
            <text:p><text:s/>90,984,8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439162.898151" calcext:value-type="float">
            <text:p><text:s/>79,439,1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45648.5828491" calcext:value-type="float">
            <text:p><text:s/>11,545,6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832027.521824" calcext:value-type="float">
            <text:p><text:s/>1,832,0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32027.521824" calcext:value-type="float">
            <text:p><text:s/>1,832,0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1301023.053488" calcext:value-type="float">
            <text:p><text:s/>31,301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68778.053488" calcext:value-type="float">
            <text:p><text:s/>28,268,7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32245" calcext:value-type="float">
            <text:p><text:s/>3,032,2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5630093.170173" calcext:value-type="float">
            <text:p><text:s/>15,630,0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55750.170173" calcext:value-type="float">
            <text:p><text:s/>14,755,7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4343" calcext:value-type="float">
            <text:p><text:s/>874,3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5630093.170173" calcext:value-type="float">
            <text:p><text:s/>15,630,0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755750.170173" calcext:value-type="float">
            <text:p><text:s/>14,755,75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74343" calcext:value-type="float">
            <text:p><text:s/>874,3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2661.5000220491" calcext:value-type="float">
            <text:p><text:s/>62,662 <text:s/></text:p>
          </table:table-cell>
          <table:table-cell table:style-name="ce41" office:value-type="float" office:value="23565" calcext:value-type="float">
            <text:p><text:s/>23,565 <text:s/></text:p>
          </table:table-cell>
          <table:table-cell table:style-name="ce41" office:value-type="float" office:value="39096.5000220491" calcext:value-type="float">
            <text:p><text:s/>39,097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222728.3321088" calcext:value-type="float">
            <text:p><text:s/>71,222,728 <text:s/></text:p>
          </table:table-cell>
          <table:table-cell table:style-name="ce42" office:value-type="float" office:value="57999139" calcext:value-type="float">
            <text:p><text:s/>57,999,1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402.368" calcext:value-type="float">
            <text:p><text:s/>194,4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4471.36801" calcext:value-type="float">
            <text:p><text:s/>1,414,4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42664.1241706" calcext:value-type="float">
            <text:p><text:s/>16,442,6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5046.77198" calcext:value-type="float">
            <text:p><text:s/>415,0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82492.4" calcext:value-type="float">
            <text:p><text:s/>2,682,4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4896.46933333" calcext:value-type="float">
            <text:p><text:s/>2,364,8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7907.94453111" calcext:value-type="float">
            <text:p><text:s/>1,387,908 <text:s/></text:p>
          </table:table-cell>
          <table:table-cell table:style-name="ce42" office:value-type="float" office:value="325721" calcext:value-type="float">
            <text:p><text:s/>325,7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0.000000000030388" calcext:value-type="float">
            <text:p><text:s/>-0 <text:s/></text:p>
          </table:table-cell>
          <table:table-cell table:style-name="ce42" office:value-type="float" office:value="37862.6275" calcext:value-type="float">
            <text:p><text:s/>37,86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8407428.8940958" calcext:value-type="float">
            <text:p><text:s/>48,407,429 <text:s/></text:p>
          </table:table-cell>
          <table:table-cell table:style-name="ce43" office:value-type="float" office:value="57696983" calcext:value-type="float">
            <text:p><text:s/>57,696,983 <text:s/></text:p>
          </table:table-cell>
          <table:table-cell table:style-name="ce43" office:value-type="float" office:value="39096.5000220491" calcext:value-type="float">
            <text:p><text:s/>39,097 <text:s/></text:p>
          </table:table-cell>
          <table:table-cell table:style-name="ce43" office:value-type="float" office:value="194402.368" calcext:value-type="float">
            <text:p><text:s/>194,402 <text:s/></text:p>
          </table:table-cell>
          <table:table-cell table:style-name="ce43" office:value-type="float" office:value="0.000000000030388" calcext:value-type="float">
            <text:p><text:s/>0 <text:s/></text:p>
          </table:table-cell>
          <table:table-cell table:style-name="ce43" office:value-type="float" office:value="961561.96853" calcext:value-type="float">
            <text:p><text:s/>961,5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5883.92385111" calcext:value-type="float">
            <text:p><text:s/>6,505,8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960.71274" calcext:value-type="float">
            <text:p><text:s/>27,96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01334" calcext:value-type="float">
            <text:p><text:s/>0 <text:s/></text:p>
          </table:table-cell>
          <table:table-cell table:style-name="ce43" office:value-type="float" office:value="0.000000000007338" calcext:value-type="float">
            <text:p><text:s/>0 <text:s/></text:p>
          </table:table-cell>
          <table:table-cell table:style-name="ce43" office:value-type="float" office:value="0.000000000002932" calcext:value-type="float">
            <text:p><text:s/>0 <text:s/></text:p>
          </table:table-cell>
          <table:table-cell table:style-name="ce43" office:value-type="float" office:value="-358690.54812611" calcext:value-type="float">
            <text:p><text:s/>-358,691 <text:s/></text:p>
          </table:table-cell>
          <table:table-cell table:style-name="ce43" office:value-type="float" office:value="-351636" calcext:value-type="float">
            <text:p><text:s/>-351,63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929.08376500012" calcext:value-type="float">
            <text:p><text:s/>7,9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1356" calcext:value-type="float">
            <text:p><text:s/>111,356 <text:s/></text:p>
          </table:table-cell>
          <table:table-cell table:style-name="ce42" office:value-type="float" office:value="400499.47" calcext:value-type="float">
            <text:p><text:s/>400,499 <text:s/></text:p>
          </table:table-cell>
          <table:table-cell table:style-name="ce42" office:value-type="float" office:value="90733.72" calcext:value-type="float">
            <text:p><text:s/>90,734 <text:s/></text:p>
          </table:table-cell>
          <table:table-cell table:style-name="ce42" office:value-type="float" office:value="63243717.508288" calcext:value-type="float">
            <text:p><text:s/>63,243,718 <text:s/></text:p>
          </table:table-cell>
          <table:table-cell table:style-name="ce42" office:value-type="float" office:value="58048619" calcext:value-type="float">
            <text:p><text:s/>58,048,619 <text:s/></text:p>
          </table:table-cell>
          <table:table-cell table:style-name="ce42" office:value-type="float" office:value="39096.5000220491" calcext:value-type="float">
            <text:p><text:s/>39,097 <text:s/></text:p>
          </table:table-cell>
          <table:table-cell table:style-name="ce42" office:value-type="float" office:value="194402.368" calcext:value-type="float">
            <text:p><text:s/>194,402 <text:s/></text:p>
          </table:table-cell>
          <table:table-cell table:style-name="ce42" office:value-type="float" office:value="19656.6521722542" calcext:value-type="float">
            <text:p><text:s/>19,6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282117.8680221" calcext:value-type="float">
            <text:p><text:s/>58,282,118 <text:s/></text:p>
          </table:table-cell>
          <table:table-cell table:style-name="ce42" office:value-type="float" office:value="58048619" calcext:value-type="float">
            <text:p><text:s/>58,048,619 <text:s/></text:p>
          </table:table-cell>
          <table:table-cell table:style-name="ce42" office:value-type="float" office:value="39096.5000220491" calcext:value-type="float">
            <text:p><text:s/>39,097 <text:s/></text:p>
          </table:table-cell>
          <table:table-cell table:style-name="ce42" office:value-type="float" office:value="194402.368" calcext:value-type="float">
            <text:p><text:s/>194,40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53892.4" calcext:value-type="float">
            <text:p><text:s/>3,653,8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87.7333333333" calcext:value-type="float">
            <text:p><text:s/>17,7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1356" calcext:value-type="float">
            <text:p><text:s/>111,356 <text:s/></text:p>
          </table:table-cell>
          <table:table-cell table:style-name="ce43" office:value-type="float" office:value="400499.47" calcext:value-type="float">
            <text:p><text:s/>400,499 <text:s/></text:p>
          </table:table-cell>
          <table:table-cell table:style-name="ce43" office:value-type="float" office:value="90733.72" calcext:value-type="float">
            <text:p><text:s/>90,734 <text:s/></text:p>
          </table:table-cell>
          <table:table-cell table:style-name="ce43" office:value-type="float" office:value="1289919.50693258" calcext:value-type="float">
            <text:p><text:s/>1,289,92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656.6521722542" calcext:value-type="float">
            <text:p><text:s/>19,65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60680" calcext:value-type="float">
            <text:p><text:s/>960,680 <text:s/></text:p>
          </table:table-cell>
          <table:table-cell table:style-name="ce42" office:value-type="float" office:value="1307226.872" calcext:value-type="float">
            <text:p><text:s/>1,307,227 <text:s/></text:p>
          </table:table-cell>
          <table:table-cell table:style-name="ce42" office:value-type="float" office:value="202675.190666667" calcext:value-type="float">
            <text:p><text:s/>202,675 <text:s/></text:p>
          </table:table-cell>
          <table:table-cell table:style-name="ce42" office:value-type="float" office:value="65132761.1440466" calcext:value-type="float">
            <text:p><text:s/>65,132,7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7281.11632211" calcext:value-type="float">
            <text:p><text:s/>1,627,281 <text:s/></text:p>
          </table:table-cell>
          <table:table-cell table:style-name="ce42" office:value-type="float" office:value="2111753.53686" calcext:value-type="float">
            <text:p><text:s/>2,111,7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60680" calcext:value-type="float">
            <text:p><text:s/>960,680 <text:s/></text:p>
          </table:table-cell>
          <table:table-cell table:style-name="ce42" office:value-type="float" office:value="1307226.872" calcext:value-type="float">
            <text:p><text:s/>1,307,227 <text:s/></text:p>
          </table:table-cell>
          <table:table-cell table:style-name="ce42" office:value-type="float" office:value="202675.190666667" calcext:value-type="float">
            <text:p><text:s/>202,675 <text:s/></text:p>
          </table:table-cell>
          <table:table-cell table:style-name="ce42" office:value-type="float" office:value="59929948.6188146" calcext:value-type="float">
            <text:p><text:s/>59,929,9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7281.11632211" calcext:value-type="float">
            <text:p><text:s/>1,627,281 <text:s/></text:p>
          </table:table-cell>
          <table:table-cell table:style-name="ce42" office:value-type="float" office:value="1899370.127628" calcext:value-type="float">
            <text:p><text:s/>1,899,37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202812.525232" calcext:value-type="float">
            <text:p><text:s/>5,202,8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12383.409232" calcext:value-type="float">
            <text:p><text:s/>212,3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07098.266666667" calcext:value-type="float">
            <text:p><text:s/>207,098 <text:s/></text:p>
          </table:table-cell>
          <table:table-cell table:style-name="ce42" office:value-type="float" office:value="669651.234" calcext:value-type="float">
            <text:p><text:s/>669,651 <text:s/></text:p>
          </table:table-cell>
          <table:table-cell table:style-name="ce42" office:value-type="float" office:value="58165.3566666667" calcext:value-type="float">
            <text:p><text:s/>58,165 <text:s/></text:p>
          </table:table-cell>
          <table:table-cell table:style-name="ce42" office:value-type="float" office:value="3363456.76267514" calcext:value-type="float">
            <text:p><text:s/>3,363,4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7403.37852812" calcext:value-type="float">
            <text:p><text:s/>1,607,403 <text:s/></text:p>
          </table:table-cell>
          <table:table-cell table:style-name="ce42" office:value-type="float" office:value="433025.15376" calcext:value-type="float">
            <text:p><text:s/>433,0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4" calcext:value-type="float">
            <text:p><text:s/>5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4967" calcext:value-type="float">
            <text:p><text:s/>134,967 <text:s/></text:p>
          </table:table-cell>
          <table:table-cell table:style-name="ce42" office:value-type="float" office:value="257473.367666667" calcext:value-type="float">
            <text:p><text:s/>257,473 <text:s/></text:p>
          </table:table-cell>
          <table:table-cell table:style-name="ce42" office:value-type="float" office:value="58165.3566666667" calcext:value-type="float">
            <text:p><text:s/>58,165 <text:s/></text:p>
          </table:table-cell>
          <table:table-cell table:style-name="ce42" office:value-type="float" office:value="19135.7333333333" calcext:value-type="float">
            <text:p><text:s/>19,1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2131.2666666667" calcext:value-type="float">
            <text:p><text:s/>72,131 <text:s/></text:p>
          </table:table-cell>
          <table:table-cell table:style-name="ce42" office:value-type="float" office:value="412177.866333333" calcext:value-type="float">
            <text:p><text:s/>412,1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39207.78342514" calcext:value-type="float">
            <text:p><text:s/>3,339,2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7403.37852812" calcext:value-type="float">
            <text:p><text:s/>1,607,403 <text:s/></text:p>
          </table:table-cell>
          <table:table-cell table:style-name="ce42" office:value-type="float" office:value="430646.17451" calcext:value-type="float">
            <text:p><text:s/>430,6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2" calcext:value-type="float">
            <text:p><text:s/>2,1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17.24591666667" calcext:value-type="float">
            <text:p><text:s/>2,41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378.97925" calcext:value-type="float">
            <text:p><text:s/>2,37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39.066666666667" calcext:value-type="float">
            <text:p><text:s/>139 <text:s/></text:p>
          </table:table-cell>
          <table:table-cell table:style-name="ce44" office:value-type="float" office:value="1807.99266666667" calcext:value-type="float">
            <text:p><text:s/>1,808 <text:s/></text:p>
          </table:table-cell>
          <table:table-cell table:style-name="ce44" office:value-type="float" office:value="412.633666666667" calcext:value-type="float">
            <text:p><text:s/>41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42086.666666667" calcext:value-type="float">
            <text:p><text:s/>642,087 <text:s/></text:p>
          </table:table-cell>
          <table:table-cell table:style-name="ce44" office:value-type="float" office:value="235268.175333333" calcext:value-type="float">
            <text:p><text:s/>235,268 <text:s/></text:p>
          </table:table-cell>
          <table:table-cell table:style-name="ce44" office:value-type="float" office:value="53363.4803333333" calcext:value-type="float">
            <text:p><text:s/>53,363 <text:s/></text:p>
          </table:table-cell>
          <table:table-cell table:style-name="ce44" office:value-type="float" office:value="40785822.3914543" calcext:value-type="float">
            <text:p><text:s/>40,785,82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21.085621736867" calcext:value-type="float">
            <text:p><text:s/>221 <text:s/></text:p>
          </table:table-cell>
          <table:table-cell table:style-name="ce44" office:value-type="float" office:value="2604400.555125" calcext:value-type="float">
            <text:p><text:s/>2,604,40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42086.666666667" calcext:value-type="float">
            <text:p><text:s/>642,087 <text:s/></text:p>
          </table:table-cell>
          <table:table-cell table:style-name="ce44" office:value-type="float" office:value="235268.175333333" calcext:value-type="float">
            <text:p><text:s/>235,268 <text:s/></text:p>
          </table:table-cell>
          <table:table-cell table:style-name="ce44" office:value-type="float" office:value="53363.4803333333" calcext:value-type="float">
            <text:p><text:s/>53,363 <text:s/></text:p>
          </table:table-cell>
          <table:table-cell table:style-name="ce44" office:value-type="float" office:value="23179585.6023138" calcext:value-type="float">
            <text:p><text:s/>23,179,58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21.085621736867" calcext:value-type="float">
            <text:p><text:s/>221 <text:s/></text:p>
          </table:table-cell>
          <table:table-cell table:style-name="ce44" office:value-type="float" office:value="2347252.332115" calcext:value-type="float">
            <text:p><text:s/>2,347,2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42086.666666667" calcext:value-type="float">
            <text:p><text:s/>642,087 <text:s/></text:p>
          </table:table-cell>
          <table:table-cell table:style-name="ce42" office:value-type="float" office:value="235268.175333333" calcext:value-type="float">
            <text:p><text:s/>235,268 <text:s/></text:p>
          </table:table-cell>
          <table:table-cell table:style-name="ce42" office:value-type="float" office:value="53363.4803333333" calcext:value-type="float">
            <text:p><text:s/>53,363 <text:s/></text:p>
          </table:table-cell>
          <table:table-cell table:style-name="ce42" office:value-type="float" office:value="6177111.4351255" calcext:value-type="float">
            <text:p><text:s/>6,177,1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.085621736867" calcext:value-type="float">
            <text:p><text:s/>221 <text:s/></text:p>
          </table:table-cell>
          <table:table-cell table:style-name="ce42" office:value-type="float" office:value="790810.23026" calcext:value-type="float">
            <text:p><text:s/>790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284.3159166667" calcext:value-type="float">
            <text:p><text:s/>41,2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19.24925" calcext:value-type="float">
            <text:p><text:s/>3,7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3748.467911936" calcext:value-type="float">
            <text:p><text:s/>363,7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48.08348" calcext:value-type="float">
            <text:p><text:s/>9,5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3361.210757295" calcext:value-type="float">
            <text:p><text:s/>923,3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02.36338" calcext:value-type="float">
            <text:p><text:s/>2,0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389.0835166667" calcext:value-type="float">
            <text:p><text:s/>34,3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58.41685" calcext:value-type="float">
            <text:p><text:s/>3,5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04.43202666667" calcext:value-type="float">
            <text:p><text:s/>6,6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5.16536" calcext:value-type="float">
            <text:p><text:s/>2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495.495184266" calcext:value-type="float">
            <text:p><text:s/>331,4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29.75093" calcext:value-type="float">
            <text:p><text:s/>3,4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06.98771333333" calcext:value-type="float">
            <text:p><text:s/>8,7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25.25438" calcext:value-type="float">
            <text:p><text:s/>6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0101.41100814" calcext:value-type="float">
            <text:p><text:s/>2,220,1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.085621736867" calcext:value-type="float">
            <text:p><text:s/>221 <text:s/></text:p>
          </table:table-cell>
          <table:table-cell table:style-name="ce42" office:value-type="float" office:value="473701.00799" calcext:value-type="float">
            <text:p><text:s/>473,7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1076.3184097" calcext:value-type="float">
            <text:p><text:s/>1,461,0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430.06312" calcext:value-type="float">
            <text:p><text:s/>94,4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99532.76687984" calcext:value-type="float">
            <text:p>( 1,099,53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4430.06312" calcext:value-type="float">
            <text:p>( 94,43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55818.751529856" calcext:value-type="float">
            <text:p>( 355,81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724.8" calcext:value-type="float">
            <text:p>( 5,72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258.493058517" calcext:value-type="float">
            <text:p><text:s/>244,2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.085621736867" calcext:value-type="float">
            <text:p><text:s/>2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583.2546699236" calcext:value-type="float">
            <text:p><text:s/>82,5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32183.34487" calcext:value-type="float">
            <text:p><text:s/>432,18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79270.94487" calcext:value-type="float">
            <text:p><text:s/>379,2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320.638915556" calcext:value-type="float">
            <text:p><text:s/>231,3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82.08336" calcext:value-type="float">
            <text:p><text:s/>4,7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938.0645466667" calcext:value-type="float">
            <text:p><text:s/>50,9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51.99788" calcext:value-type="float">
            <text:p><text:s/>5,15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6763.6614033333" calcext:value-type="float">
            <text:p><text:s/>96,76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890.32807" calcext:value-type="float">
            <text:p><text:s/>6,8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572.884735556" calcext:value-type="float">
            <text:p><text:s/>461,5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170.42918" calcext:value-type="float">
            <text:p><text:s/>24,1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079.5474422222" calcext:value-type="float">
            <text:p><text:s/>87,0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9.42522" calcext:value-type="float">
            <text:p><text:s/>9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493.337293333" calcext:value-type="float">
            <text:p><text:s/>374,4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51.00396" calcext:value-type="float">
            <text:p><text:s/>23,2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729.23349" calcext:value-type="float">
            <text:p>( 13,72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2179.03349" calcext:value-type="float">
            <text:p>( 12,17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2994.85149" calcext:value-type="float">
            <text:p>( 32,99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3333.25149" calcext:value-type="float">
            <text:p>( 3,33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42086.666666667" calcext:value-type="float">
            <text:p><text:s/>642,087 <text:s/></text:p>
          </table:table-cell>
          <table:table-cell table:style-name="ce42" office:value-type="float" office:value="235268.175333333" calcext:value-type="float">
            <text:p><text:s/>235,268 <text:s/></text:p>
          </table:table-cell>
          <table:table-cell table:style-name="ce42" office:value-type="float" office:value="53363.4803333333" calcext:value-type="float">
            <text:p><text:s/>53,363 <text:s/></text:p>
          </table:table-cell>
          <table:table-cell table:style-name="ce42" office:value-type="float" office:value="781150.973773333" calcext:value-type="float">
            <text:p><text:s/>781,1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717.70444" calcext:value-type="float">
            <text:p><text:s/>55,7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42086.666666667" calcext:value-type="float">
            <text:p><text:s/>642,087 <text:s/></text:p>
          </table:table-cell>
          <table:table-cell table:style-name="ce42" office:value-type="float" office:value="235268.175333333" calcext:value-type="float">
            <text:p><text:s/>235,268 <text:s/></text:p>
          </table:table-cell>
          <table:table-cell table:style-name="ce42" office:value-type="float" office:value="53363.4803333333" calcext:value-type="float">
            <text:p><text:s/>53,363 <text:s/></text:p>
          </table:table-cell>
          <table:table-cell table:style-name="ce42" office:value-type="float" office:value="675057.854473333" calcext:value-type="float">
            <text:p><text:s/>675,0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204.78514" calcext:value-type="float">
            <text:p><text:s/>44,2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093.1193" calcext:value-type="float">
            <text:p><text:s/>106,0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12.9193" calcext:value-type="float">
            <text:p><text:s/>11,5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5550.8760666667" calcext:value-type="float">
            <text:p>( 35,55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996.2094" calcext:value-type="float">
            <text:p>( 6,99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856.885544444" calcext:value-type="float">
            <text:p><text:s/>107,8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28.3411" calcext:value-type="float">
            <text:p><text:s/>10,62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2290.6586" calcext:value-type="float">
            <text:p><text:s/>22,29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262.0586" calcext:value-type="float">
            <text:p><text:s/>4,2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511.48238608" calcext:value-type="float">
            <text:p><text:s/>150,5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74.92366" calcext:value-type="float">
            <text:p><text:s/>5,9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574.7691055556" calcext:value-type="float">
            <text:p><text:s/>43,5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20.41355" calcext:value-type="float">
            <text:p><text:s/>6,5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233.472213333" calcext:value-type="float">
            <text:p><text:s/>189,2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3705.93888" calcext:value-type="float">
            <text:p><text:s/>163,7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1.52000000933" calcext:value-type="float">
            <text:p><text:s/>1,2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873.6532533333" calcext:value-type="float">
            <text:p><text:s/>89,8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6.71992" calcext:value-type="float">
            <text:p><text:s/>39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111.3666133333" calcext:value-type="float">
            <text:p><text:s/>21,11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49290.5998894" calcext:value-type="float">
            <text:p><text:s/>13,749,2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197.863445" calcext:value-type="float">
            <text:p><text:s/>62,1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698.003111111" calcext:value-type="float">
            <text:p><text:s/>191,6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52542.9967783" calcext:value-type="float">
            <text:p><text:s/>13,152,5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197.863445" calcext:value-type="float">
            <text:p><text:s/>62,1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93.2" calcext:value-type="float">
            <text:p><text:s/>33,7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1256.4" calcext:value-type="float">
            <text:p><text:s/>371,2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8861.872066667" calcext:value-type="float">
            <text:p><text:s/>588,8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8054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92.0054" calcext:value-type="float">
            <text:p><text:s/>4,3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8054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84469.866666667" calcext:value-type="float">
            <text:p><text:s/>584,47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68319.24782222" calcext:value-type="float">
            <text:p><text:s/>1,268,3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214.9856" calcext:value-type="float">
            <text:p><text:s/>98,2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0119.064186667" calcext:value-type="float">
            <text:p><text:s/>610,1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075.59752" calcext:value-type="float">
            <text:p><text:s/>98,0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86" calcext:value-type="float">
            <text:p><text:s/>13,8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45.2069366667" calcext:value-type="float">
            <text:p><text:s/>11,0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34027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88.6" calcext:value-type="float">
            <text:p><text:s/>10,5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55.39576333333" calcext:value-type="float">
            <text:p><text:s/>6,7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.06243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2885.186708889" calcext:value-type="float">
            <text:p><text:s/>472,8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.45782" calcext:value-type="float">
            <text:p><text:s/>8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3039.794226667" calcext:value-type="float">
            <text:p><text:s/>143,04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7.52756" calcext:value-type="float">
            <text:p><text:s/>3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96002.44741" calcext:value-type="float">
            <text:p><text:s/>1,396,00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96002.44741" calcext:value-type="float">
            <text:p><text:s/>1,396,0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06236.7891404" calcext:value-type="float">
            <text:p><text:s/>17,606,2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148.22301" calcext:value-type="float">
            <text:p><text:s/>257,1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06236.7891404" calcext:value-type="float">
            <text:p><text:s/>17,606,2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148.22301" calcext:value-type="float">
            <text:p><text:s/>257,1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939163.7563433" calcext:value-type="float">
            <text:p>( 13,939,16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57148.22301" calcext:value-type="float">
            <text:p>( 257,14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77664.659538" calcext:value-type="float">
            <text:p><text:s/>19,777,6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787.633917" calcext:value-type="float">
            <text:p><text:s/>79,7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65002.744" calcext:value-type="float">
            <text:p><text:s/>14,465,0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107.387727" calcext:value-type="float">
            <text:p><text:s/>45,1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7554.527811" calcext:value-type="float">
            <text:p><text:s/>5,267,5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787.633917" calcext:value-type="float">
            <text:p><text:s/>79,7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8658.028305" calcext:value-type="float">
            <text:p><text:s/>1,648,6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48658.028305" calcext:value-type="float">
            <text:p><text:s/>1,648,65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88155.66666667" calcext:value-type="float">
            <text:p><text:s/>7,388,156 <text:s/></text:p>
          </table:table-cell>
          <table:table-cell table:number-columns-repeated="2" table:style-name="ce42" office:value-type="float" office:value="21983.8666666667" calcext:value-type="float">
            <text:p><text:s/>21,9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79982.93333333" calcext:value-type="float">
            <text:p><text:s/>3,979,9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9488.88888889" calcext:value-type="float">
            <text:p><text:s/>2,019,4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364896.46933333" calcext:value-type="float">
            <text:p><text:s/>2,364,8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048.5333333334" calcext:value-type="float">
            <text:p><text:s/>91,049 <text:s/></text:p>
          </table:table-cell>
          <table:table-cell table:number-columns-repeated="2" table:style-name="ce42" office:value-type="float" office:value="138796.666666667" calcext:value-type="float">
            <text:p><text:s/>138,797 <text:s/></text:p>
          </table:table-cell>
          <table:table-cell table:style-name="ce42" office:value-type="float" office:value="-0.833333333333333" calcext:value-type="float">
            <text:p><text:s/>-1 <text:s/></text:p>
          </table:table-cell>
          <table:table-cell table:style-name="ce42" office:value-type="float" office:value="11790.1690890561" calcext:value-type="float">
            <text:p><text:s/>11,790 <text:s/></text:p>
          </table:table-cell>
          <table:table-cell table:style-name="ce42" office:value-type="float" office:value="173499.608688722" calcext:value-type="float">
            <text:p><text:s/>173,500 <text:s/></text:p>
          </table:table-cell>
          <table:table-cell table:style-name="ce42" office:value-type="float" office:value="921.777777777778" calcext:value-type="float">
            <text:p><text:s/>92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297107.13333333" calcext:value-type="float">
            <text:p><text:s/>7,297,107 <text:s/></text:p>
          </table:table-cell>
          <table:table-cell table:number-columns-repeated="2" table:style-name="ce43" office:value-type="float" office:value="-4096795.73333333" calcext:value-type="float">
            <text:p><text:s/>-4,096,796 <text:s/></text:p>
          </table:table-cell>
          <table:table-cell table:style-name="ce43" office:value-type="float" office:value="0.833333333333333" calcext:value-type="float">
            <text:p><text:s/>1 <text:s/></text:p>
          </table:table-cell>
          <table:table-cell table:style-name="ce43" office:value-type="float" office:value="-11790.1690890561" calcext:value-type="float">
            <text:p><text:s/>-11,790 <text:s/></text:p>
          </table:table-cell>
          <table:table-cell table:style-name="ce43" office:value-type="float" office:value="-4557884.96691095" calcext:value-type="float">
            <text:p><text:s/>-4,557,885 <text:s/></text:p>
          </table:table-cell>
          <table:table-cell table:style-name="ce43" office:value-type="float" office:value="-921.777777777778" calcext:value-type="float">
            <text:p><text:s/>-9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7344.46666667" calcext:value-type="float">
            <text:p><text:s/>4,137,344 <text:s/></text:p>
          </table:table-cell>
          <table:table-cell table:number-columns-repeated="2" table:style-name="ce42" office:value-type="float" office:value="6801.6" calcext:value-type="float">
            <text:p><text:s/>6,8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20" calcext:value-type="float">
            <text:p><text:s/>2,320 <text:s/></text:p>
          </table:table-cell>
          <table:table-cell table:style-name="ce42" office:value-type="float" office:value="9859.55555555556" calcext:value-type="float">
            <text:p><text:s/>9,8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36" calcext:value-type="float">
            <text:p><text:s/>-0 <text:s/></text:p>
          </table:table-cell>
          <table:table-cell table:number-columns-repeated="2" table:style-name="ce43" office:value-type="float" office:value="-115282.266666666" calcext:value-type="float">
            <text:p><text:s/>-115,28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6010.937977945" calcext:value-type="float">
            <text:p><text:s/>-16,011 <text:s/></text:p>
          </table:table-cell>
          <table:table-cell table:style-name="ce43" office:value-type="float" office:value="6166.19220016709" calcext:value-type="float">
            <text:p><text:s/>6,166 <text:s/></text:p>
          </table:table-cell>
          <table:table-cell table:style-name="ce43" office:value-type="float" office:value="-16164.1666666667" calcext:value-type="float">
            <text:p><text:s/>-16,1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22252.8666667" calcext:value-type="float">
            <text:p><text:s/>10,522,253 <text:s/></text:p>
          </table:table-cell>
          <table:table-cell table:number-columns-repeated="2" table:style-name="ce42" office:value-type="float" office:value="12923095.4666667" calcext:value-type="float">
            <text:p><text:s/>12,923,0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453.3333333333" calcext:value-type="float">
            <text:p><text:s/>26,453 <text:s/></text:p>
          </table:table-cell>
          <table:table-cell table:style-name="ce42" office:value-type="float" office:value="4932811.55555556" calcext:value-type="float">
            <text:p><text:s/>4,932,8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22252.8666667" calcext:value-type="float">
            <text:p><text:s/>10,522,253 <text:s/></text:p>
          </table:table-cell>
          <table:table-cell table:number-columns-repeated="2" table:style-name="ce42" office:value-type="float" office:value="8231322.15866667" calcext:value-type="float">
            <text:p><text:s/>8,231,3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453.3333333333" calcext:value-type="float">
            <text:p><text:s/>26,453 <text:s/></text:p>
          </table:table-cell>
          <table:table-cell table:style-name="ce42" office:value-type="float" office:value="4932811.55555556" calcext:value-type="float">
            <text:p><text:s/>4,932,8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691773.308" calcext:value-type="float">
            <text:p><text:s/>4,691,77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34.73333333333" calcext:value-type="float">
            <text:p><text:s/>4,4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.22222222222222" calcext:value-type="float">
            <text:p><text:s/>6 <text:s/></text:p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90.6" calcext:value-type="float">
            <text:p><text:s/>2,2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.22222222222222" calcext:value-type="float">
            <text:p><text:s/>6 <text:s/></text:p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32" calcext:value-type="float">
            <text:p><text:s/>2,1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2.1333333333333" calcext:value-type="float">
            <text:p><text:s/>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3682015.5333333" calcext:value-type="float">
            <text:p><text:s/>13,682,016 <text:s/></text:p>
          </table:table-cell>
          <table:table-cell table:number-columns-repeated="2" table:style-name="ce44" office:value-type="float" office:value="8930345.66666667" calcext:value-type="float">
            <text:p><text:s/>8,930,346 <text:s/></text:p>
          </table:table-cell>
          <table:table-cell table:style-name="ce44" office:value-type="float" office:value="0.833333333333333" calcext:value-type="float">
            <text:p><text:s/>1 <text:s/></text:p>
          </table:table-cell>
          <table:table-cell table:style-name="ce44" office:value-type="float" office:value="28354.1022222222" calcext:value-type="float">
            <text:p><text:s/>28,354 <text:s/></text:p>
          </table:table-cell>
          <table:table-cell table:style-name="ce44" office:value-type="float" office:value="358894.618666667" calcext:value-type="float">
            <text:p><text:s/>358,895 <text:s/></text:p>
          </table:table-cell>
          <table:table-cell table:style-name="ce44" office:value-type="float" office:value="15239.5555555556" calcext:value-type="float">
            <text:p><text:s/>15,24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930345.66666667" calcext:value-type="float">
            <text:p><text:s/>8,930,346 <text:s/></text:p>
          </table:table-cell>
          <table:table-cell table:style-name="ce44" office:value-type="float" office:value="0.833333333333333" calcext:value-type="float">
            <text:p><text:s/>1 <text:s/></text:p>
          </table:table-cell>
          <table:table-cell table:style-name="ce44" office:value-type="float" office:value="28354.1022222222" calcext:value-type="float">
            <text:p><text:s/>28,354 <text:s/></text:p>
          </table:table-cell>
          <table:table-cell table:style-name="ce44" office:value-type="float" office:value="358894.618666667" calcext:value-type="float">
            <text:p><text:s/>358,895 <text:s/></text:p>
          </table:table-cell>
          <table:table-cell table:style-name="ce44" office:value-type="float" office:value="15239.5555555556" calcext:value-type="float">
            <text:p><text:s/>15,2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37.06666666667" calcext:value-type="float">
            <text:p><text:s/>7,6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5.77777777778" calcext:value-type="float">
            <text:p><text:s/>1,146 <text:s/></text:p>
          </table:table-cell>
          <table:table-cell table:style-name="ce42" office:value-type="float" office:value="6618.66666666667" calcext:value-type="float">
            <text:p><text:s/>6,6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.8666666666667" calcext:value-type="float">
            <text:p><text:s/>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08.13333333333" calcext:value-type="float">
            <text:p><text:s/>1,2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.2666666666667" calcext:value-type="float">
            <text:p><text:s/>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5.066666666667" calcext:value-type="float">
            <text:p><text:s/>3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.111111111111" calcext:value-type="float">
            <text:p><text:s/>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666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.2222222222222" calcext:value-type="float">
            <text:p><text:s/>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7.8" calcext:value-type="float">
            <text:p>( 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0.2222222222222" calcext:value-type="float">
            <text:p><text:s/>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.8666666666667" calcext:value-type="float">
            <text:p><text:s/>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5.55555555556" calcext:value-type="float">
            <text:p><text:s/>1,1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.8666666666667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2.5333333333333" calcext:value-type="float">
            <text:p><text:s/>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7.4" calcext:value-type="float">
            <text:p><text:s/>1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.3888888888889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9.2" calcext:value-type="float">
            <text:p><text:s/>1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.3888888888889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.2" calcext:value-type="float">
            <text:p><text:s/>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7.8" calcext:value-type="float">
            <text:p>( 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10.4" calcext:value-type="float">
            <text:p>( 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7.466666666667" calcext:value-type="float">
            <text:p><text:s/>2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66.66666666667" calcext:value-type="float">
            <text:p><text:s/>5,6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6.333333333333" calcext:value-type="float">
            <text:p><text:s/>1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66.66666666667" calcext:value-type="float">
            <text:p><text:s/>5,6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.1333333333333" calcext:value-type="float">
            <text:p><text:s/>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.2666666666667" calcext:value-type="float">
            <text:p><text:s/>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2777777777778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49.933333333333" calcext:value-type="float">
            <text:p><text:s/>15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65.933333333333" calcext:value-type="float">
            <text:p><text:s/>5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46.6" calcext:value-type="float">
            <text:p><text:s/>3,7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9.222222222222" calcext:value-type="float">
            <text:p><text:s/>8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1.5333333333333" calcext:value-type="float">
            <text:p><text:s/>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2.133333333333" calcext:value-type="float">
            <text:p><text:s/>5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73.2" calcext:value-type="float">
            <text:p><text:s/>4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874759.4" calcext:value-type="float">
            <text:p><text:s/>8,874,759 <text:s/></text:p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1145.14933333333" calcext:value-type="float">
            <text:p><text:s/>1,145 <text:s/></text:p>
          </table:table-cell>
          <table:table-cell table:style-name="ce42" office:value-type="float" office:value="190552.020444444" calcext:value-type="float">
            <text:p><text:s/>190,5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1145.14933333333" calcext:value-type="float">
            <text:p><text:s/>1,145 <text:s/></text:p>
          </table:table-cell>
          <table:table-cell table:style-name="ce42" office:value-type="float" office:value="190552.020444444" calcext:value-type="float">
            <text:p><text:s/>190,5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874759.4" calcext:value-type="float">
            <text:p><text:s/>8,874,7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2.533333333333" calcext:value-type="float">
            <text:p><text:s/>2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2.533333333333" calcext:value-type="float">
            <text:p><text:s/>2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7666.6666666667" calcext:value-type="float">
            <text:p><text:s/>47,6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208.9528888889" calcext:value-type="float">
            <text:p><text:s/>27,209 <text:s/></text:p>
          </table:table-cell>
          <table:table-cell table:style-name="ce42" office:value-type="float" office:value="167196.820444444" calcext:value-type="float">
            <text:p><text:s/>167,197 <text:s/></text:p>
          </table:table-cell>
          <table:table-cell table:style-name="ce42" office:value-type="float" office:value="8620.88888888889" calcext:value-type="float">
            <text:p><text:s/>8,6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026" calcext:value-type="float">
            <text:p><text:s/>3,0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09.26666666667" calcext:value-type="float">
            <text:p><text:s/>8,4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17.6" calcext:value-type="float">
            <text:p><text:s/>3,3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151.7333333333" calcext:value-type="float">
            <text:p><text:s/>33,1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208.9528888889" calcext:value-type="float">
            <text:p><text:s/>27,209 <text:s/></text:p>
          </table:table-cell>
          <table:table-cell table:style-name="ce42" office:value-type="float" office:value="167196.820444444" calcext:value-type="float">
            <text:p><text:s/>167,197 <text:s/></text:p>
          </table:table-cell>
          <table:table-cell table:style-name="ce42" office:value-type="float" office:value="4716.55555555556" calcext:value-type="float">
            <text:p><text:s/>4,71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788.06666666667" calcext:value-type="float">
            <text:p><text:s/>2,78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78.333333333333" calcext:value-type="float">
            <text:p><text:s/>87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82015.5333333" calcext:value-type="float">
            <text:p><text:s/>13,682,0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82015.5333333" calcext:value-type="float">
            <text:p><text:s/>13,682,0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682015.5333333" calcext:value-type="float">
            <text:p>( 13,682,01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7125.0666666667" calcext:value-type="float">
            <text:p><text:s/>77,125 <text:s/></text:p>
          </table:table-cell>
          <table:table-cell table:style-name="ce42" office:value-type="float" office:value="2693061.33333333" calcext:value-type="float">
            <text:p><text:s/>2,693,0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5334.4" calcext:value-type="float">
            <text:p><text:s/>345,334 <text:s/></text:p>
          </table:table-cell>
          <table:table-cell table:style-name="ce42" office:value-type="float" office:value="9723.33333333333" calcext:value-type="float">
            <text:p><text:s/>9,723 <text:s/></text:p>
          </table:table-cell>
          <table:table-cell table:style-name="ce42" office:value-type="float" office:value="809347.773876587" calcext:value-type="float">
            <text:p><text:s/>809,348 <text:s/></text:p>
          </table:table-cell>
          <table:table-cell table:style-name="ce42" office:value-type="float" office:value="32602" calcext:value-type="float">
            <text:p><text:s/>32,602 <text:s/></text:p>
          </table:table-cell>
          <table:table-cell table:style-name="ce42" office:value-type="float" office:value="37708.1555555556" calcext:value-type="float">
            <text:p><text:s/>37,708 <text:s/></text:p>
          </table:table-cell>
          <table:table-cell table:style-name="ce42" office:value-type="float" office:value="199674" calcext:value-type="float">
            <text:p><text:s/>199,6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299831.86666667" calcext:value-type="float">
            <text:p><text:s/>8,299,832 <text:s/></text:p>
          </table:table-cell>
          <table:table-cell table:style-name="ce42" office:value-type="float" office:value="368513.066666667" calcext:value-type="float">
            <text:p><text:s/>368,513 <text:s/></text:p>
          </table:table-cell>
          <table:table-cell table:style-name="ce42" office:value-type="float" office:value="9" calcext:value-type="float">
            <text:p><text:s/>9 <text:s/></text:p>
          </table:table-cell>
          <table:table-cell table:style-name="ce42" office:value-type="float" office:value="308838.4" calcext:value-type="float">
            <text:p><text:s/>308,838 <text:s/></text:p>
          </table:table-cell>
          <table:table-cell table:style-name="ce42" office:value-type="float" office:value="683791.111111111" calcext:value-type="float">
            <text:p><text:s/>683,791 <text:s/></text:p>
          </table:table-cell>
          <table:table-cell table:style-name="ce42" office:value-type="float" office:value="41125.4633016966" calcext:value-type="float">
            <text:p><text:s/>41,125 <text:s/></text:p>
          </table:table-cell>
          <table:table-cell table:style-name="ce42" office:value-type="float" office:value="25795" calcext:value-type="float">
            <text:p><text:s/>25,795 <text:s/></text:p>
          </table:table-cell>
          <table:table-cell table:style-name="ce42" office:value-type="float" office:value="195932.622222222" calcext:value-type="float">
            <text:p><text:s/>195,933 <text:s/></text:p>
          </table:table-cell>
          <table:table-cell table:style-name="ce42" office:value-type="float" office:value="104309" calcext:value-type="float">
            <text:p><text:s/>104,3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04806" calcext:value-type="float">
            <text:p><text:s/>204,806 <text:s/></text:p>
          </table:table-cell>
          <table:table-cell table:style-name="ce42" office:value-type="float" office:value="2473877.33333333" calcext:value-type="float">
            <text:p><text:s/>2,473,8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9.06666666667" calcext:value-type="float">
            <text:p><text:s/>3,8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12451.866666667" calcext:value-type="float">
            <text:p><text:s/>212,452 <text:s/></text:p>
          </table:table-cell>
          <table:table-cell table:style-name="ce42" office:value-type="float" office:value="560443.70592" calcext:value-type="float">
            <text:p><text:s/>560,444 <text:s/></text:p>
          </table:table-cell>
          <table:table-cell table:style-name="ce42" office:value-type="float" office:value="-226" calcext:value-type="float">
            <text:p><text:s/>-226 <text:s/></text:p>
          </table:table-cell>
          <table:table-cell table:style-name="ce42" office:value-type="float" office:value="-201213.866666667" calcext:value-type="float">
            <text:p><text:s/>-201,214 <text:s/></text:p>
          </table:table-cell>
          <table:table-cell table:style-name="ce42" office:value-type="float" office:value="19517.7777777778" calcext:value-type="float">
            <text:p><text:s/>19,518 <text:s/></text:p>
          </table:table-cell>
          <table:table-cell table:style-name="ce42" office:value-type="float" office:value="82.9999999999861" calcext:value-type="float">
            <text:p><text:s/>83 <text:s/></text:p>
          </table:table-cell>
          <table:table-cell table:style-name="ce42" office:value-type="float" office:value="-4200" calcext:value-type="float">
            <text:p><text:s/>-4,200 <text:s/></text:p>
          </table:table-cell>
          <table:table-cell table:style-name="ce42" office:value-type="float" office:value="45633.9111111112" calcext:value-type="float">
            <text:p><text:s/>45,634 <text:s/></text:p>
          </table:table-cell>
          <table:table-cell table:style-name="ce42" office:value-type="float" office:value="-24222" calcext:value-type="float">
            <text:p><text:s/>-24,22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8639964.66666667" calcext:value-type="float">
            <text:p><text:s/>-8,639,965 <text:s/></text:p>
          </table:table-cell>
          <table:table-cell table:style-name="ce43" office:value-type="float" office:value="-709772.772586666" calcext:value-type="float">
            <text:p><text:s/>-709,773 <text:s/></text:p>
          </table:table-cell>
          <table:table-cell table:style-name="ce43" office:value-type="float" office:value="217" calcext:value-type="float">
            <text:p><text:s/>217 <text:s/></text:p>
          </table:table-cell>
          <table:table-cell table:style-name="ce43" office:value-type="float" office:value="233900.8" calcext:value-type="float">
            <text:p><text:s/>233,901 <text:s/></text:p>
          </table:table-cell>
          <table:table-cell table:style-name="ce43" office:value-type="float" office:value="-693585.555555556" calcext:value-type="float">
            <text:p><text:s/>-693,586 <text:s/></text:p>
          </table:table-cell>
          <table:table-cell table:style-name="ce43" office:value-type="float" office:value="768139.31057489" calcext:value-type="float">
            <text:p><text:s/>768,139 <text:s/></text:p>
          </table:table-cell>
          <table:table-cell table:style-name="ce43" office:value-type="float" office:value="11007" calcext:value-type="float">
            <text:p><text:s/>11,007 <text:s/></text:p>
          </table:table-cell>
          <table:table-cell table:style-name="ce43" office:value-type="float" office:value="-203858.377777778" calcext:value-type="float">
            <text:p><text:s/>-203,858 <text:s/></text:p>
          </table:table-cell>
          <table:table-cell table:style-name="ce43" office:value-type="float" office:value="119587" calcext:value-type="float">
            <text:p><text:s/>119,58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9071.3333333333" calcext:value-type="float">
            <text:p><text:s/>69,071 <text:s/></text:p>
          </table:table-cell>
          <table:table-cell table:style-name="ce42" office:value-type="float" office:value="2012302.93333333" calcext:value-type="float">
            <text:p><text:s/>2,012,303 <text:s/></text:p>
          </table:table-cell>
          <table:table-cell table:style-name="ce42" office:value-type="float" office:value="356" calcext:value-type="float">
            <text:p><text:s/>356 <text:s/></text:p>
          </table:table-cell>
          <table:table-cell table:style-name="ce42" office:value-type="float" office:value="39068.8" calcext:value-type="float">
            <text:p><text:s/>39,069 <text:s/></text:p>
          </table:table-cell>
          <table:table-cell table:style-name="ce42" office:value-type="float" office:value="1.11111111111111" calcext:value-type="float">
            <text:p><text:s/>1 <text:s/></text:p>
          </table:table-cell>
          <table:table-cell table:style-name="ce42" office:value-type="float" office:value="2129.41111111111" calcext:value-type="float">
            <text:p><text:s/>2,1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668" calcext:value-type="float">
            <text:p><text:s/>198,66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3178.533333334" calcext:value-type="float">
            <text:p><text:s/>53,179 <text:s/></text:p>
          </table:table-cell>
          <table:table-cell table:style-name="ce43" office:value-type="float" office:value="73129.0138866677" calcext:value-type="float">
            <text:p><text:s/>73,12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63396.077274456" calcext:value-type="float">
            <text:p><text:s/>263,396 <text:s/></text:p>
          </table:table-cell>
          <table:table-cell table:style-name="ce42" office:value-type="float" office:value="4178455.61244441" calcext:value-type="float">
            <text:p><text:s/>4,178,4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7263.039431719" calcext:value-type="float">
            <text:p><text:s/>497,263 <text:s/></text:p>
          </table:table-cell>
          <table:table-cell table:style-name="ce42" office:value-type="float" office:value="2828.25894307689" calcext:value-type="float">
            <text:p><text:s/>2,82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60944.133333333" calcext:value-type="float">
            <text:p><text:s/>260,944 <text:s/></text:p>
          </table:table-cell>
          <table:table-cell table:style-name="ce42" office:value-type="float" office:value="3392948.26666667" calcext:value-type="float">
            <text:p><text:s/>3,392,9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87.7333333333" calcext:value-type="float">
            <text:p><text:s/>17,7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451.94394112267" calcext:value-type="float">
            <text:p><text:s/>2,452 <text:s/></text:p>
          </table:table-cell>
          <table:table-cell table:style-name="ce43" office:value-type="float" office:value="767719.612444407" calcext:value-type="float">
            <text:p><text:s/>767,72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97263.039431719" calcext:value-type="float">
            <text:p><text:s/>497,263 <text:s/></text:p>
          </table:table-cell>
          <table:table-cell table:style-name="ce43" office:value-type="float" office:value="2828.25894307689" calcext:value-type="float">
            <text:p><text:s/>2,82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556450.5333333" calcext:value-type="float">
            <text:p><text:s/>14,556,451 <text:s/></text:p>
          </table:table-cell>
          <table:table-cell table:style-name="ce42" office:value-type="float" office:value="13779677.04642" calcext:value-type="float">
            <text:p><text:s/>13,779,677 <text:s/></text:p>
          </table:table-cell>
          <table:table-cell table:style-name="ce42" office:value-type="float" office:value="10068" calcext:value-type="float">
            <text:p><text:s/>10,068 <text:s/></text:p>
          </table:table-cell>
          <table:table-cell table:style-name="ce42" office:value-type="float" office:value="306130.133333333" calcext:value-type="float">
            <text:p><text:s/>306,130 <text:s/></text:p>
          </table:table-cell>
          <table:table-cell table:style-name="ce42" office:value-type="float" office:value="1153842.22222222" calcext:value-type="float">
            <text:p><text:s/>1,153,842 <text:s/></text:p>
          </table:table-cell>
          <table:table-cell table:style-name="ce42" office:value-type="float" office:value="106421.677777778" calcext:value-type="float">
            <text:p><text:s/>106,4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3787.13333333" calcext:value-type="float">
            <text:p><text:s/>1,223,787 <text:s/></text:p>
          </table:table-cell>
          <table:table-cell table:style-name="ce42" office:value-type="float" office:value="1852736.52222222" calcext:value-type="float">
            <text:p><text:s/>1,852,7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422335.0506667" calcext:value-type="float">
            <text:p><text:s/>14,422,335 <text:s/></text:p>
          </table:table-cell>
          <table:table-cell table:style-name="ce42" office:value-type="float" office:value="13779677.04642" calcext:value-type="float">
            <text:p><text:s/>13,779,677 <text:s/></text:p>
          </table:table-cell>
          <table:table-cell table:style-name="ce42" office:value-type="float" office:value="10068" calcext:value-type="float">
            <text:p><text:s/>10,068 <text:s/></text:p>
          </table:table-cell>
          <table:table-cell table:style-name="ce42" office:value-type="float" office:value="306130.133333333" calcext:value-type="float">
            <text:p><text:s/>306,130 <text:s/></text:p>
          </table:table-cell>
          <table:table-cell table:style-name="ce42" office:value-type="float" office:value="1153842.22222222" calcext:value-type="float">
            <text:p><text:s/>1,153,842 <text:s/></text:p>
          </table:table-cell>
          <table:table-cell table:style-name="ce42" office:value-type="float" office:value="106421.677777778" calcext:value-type="float">
            <text:p><text:s/>106,4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3787.13333333" calcext:value-type="float">
            <text:p><text:s/>1,223,787 <text:s/></text:p>
          </table:table-cell>
          <table:table-cell table:style-name="ce42" office:value-type="float" office:value="1688196.19688889" calcext:value-type="float">
            <text:p><text:s/>1,688,19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34115.482666667" calcext:value-type="float">
            <text:p><text:s/>134,11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64540.325333333" calcext:value-type="float">
            <text:p><text:s/>164,5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356.5916564693" calcext:value-type="float">
            <text:p><text:s/>31,357 <text:s/></text:p>
          </table:table-cell>
          <table:table-cell table:style-name="ce42" office:value-type="float" office:value="819658.637105344" calcext:value-type="float">
            <text:p><text:s/>819,6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2573.382790503" calcext:value-type="float">
            <text:p><text:s/>462,573 <text:s/></text:p>
          </table:table-cell>
          <table:table-cell table:style-name="ce42" office:value-type="float" office:value="4995.829945812" calcext:value-type="float">
            <text:p><text:s/>4,9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46.6666666666667" calcext:value-type="float">
            <text:p><text:s/>47 <text:s/></text:p>
          </table:table-cell>
          <table:table-cell table:style-name="ce42" office:value-type="float" office:value="517.333333333333" calcext:value-type="float">
            <text:p><text:s/>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.33333333333333" calcext:value-type="float">
            <text:p><text:s/>9 <text:s/></text:p>
          </table:table-cell>
          <table:table-cell table:style-name="ce42" office:value-type="float" office:value="19126.4" calcext:value-type="float">
            <text:p><text:s/>19,1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274.458323136" calcext:value-type="float">
            <text:p><text:s/>31,274 <text:s/></text:p>
          </table:table-cell>
          <table:table-cell table:style-name="ce42" office:value-type="float" office:value="800014.903772011" calcext:value-type="float">
            <text:p><text:s/>800,0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2573.382790503" calcext:value-type="float">
            <text:p><text:s/>462,573 <text:s/></text:p>
          </table:table-cell>
          <table:table-cell table:style-name="ce42" office:value-type="float" office:value="4995.829945812" calcext:value-type="float">
            <text:p><text:s/>4,9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6.1333333333333" calcext:value-type="float">
            <text:p><text:s/>26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499483.33106908" calcext:value-type="float">
            <text:p><text:s/>5,499,483 <text:s/></text:p>
          </table:table-cell>
          <table:table-cell table:style-name="ce44" office:value-type="float" office:value="5986358.07706358" calcext:value-type="float">
            <text:p><text:s/>5,986,358 <text:s/></text:p>
          </table:table-cell>
          <table:table-cell table:style-name="ce44" office:value-type="float" office:value="9929" calcext:value-type="float">
            <text:p><text:s/>9,929 <text:s/></text:p>
          </table:table-cell>
          <table:table-cell table:style-name="ce44" office:value-type="float" office:value="500962.133333333" calcext:value-type="float">
            <text:p><text:s/>500,962 <text:s/></text:p>
          </table:table-cell>
          <table:table-cell table:style-name="ce44" office:value-type="float" office:value="460255.555555556" calcext:value-type="float">
            <text:p><text:s/>460,256 <text:s/></text:p>
          </table:table-cell>
          <table:table-cell table:style-name="ce44" office:value-type="float" office:value="872431.577241557" calcext:value-type="float">
            <text:p><text:s/>872,432 <text:s/></text:p>
          </table:table-cell>
          <table:table-cell table:style-name="ce44" office:value-type="float" office:value="11007" calcext:value-type="float">
            <text:p><text:s/>11,007 <text:s/></text:p>
          </table:table-cell>
          <table:table-cell table:style-name="ce44" office:value-type="float" office:value="60092.3333333333" calcext:value-type="float">
            <text:p><text:s/>60,092 <text:s/></text:p>
          </table:table-cell>
          <table:table-cell table:style-name="ce44" office:value-type="float" office:value="1765831.43333333" calcext:value-type="float">
            <text:p><text:s/>1,765,83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499483.33106908" calcext:value-type="float">
            <text:p><text:s/>5,499,483 <text:s/></text:p>
          </table:table-cell>
          <table:table-cell table:style-name="ce44" office:value-type="float" office:value="5986358.07706358" calcext:value-type="float">
            <text:p><text:s/>5,986,358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0.000000000012" calcext:value-type="float">
            <text:p><text:s/>0 <text:s/></text:p>
          </table:table-cell>
          <table:table-cell table:style-name="ce44" office:value-type="float" office:value="13436" calcext:value-type="float">
            <text:p><text:s/>13,4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91156.531069075" calcext:value-type="float">
            <text:p><text:s/>191,157 <text:s/></text:p>
          </table:table-cell>
          <table:table-cell table:style-name="ce42" office:value-type="float" office:value="5166086.07706358" calcext:value-type="float">
            <text:p><text:s/>5,166,0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12" calcext:value-type="float">
            <text:p><text:s/>0 <text:s/></text:p>
          </table:table-cell>
          <table:table-cell table:style-name="ce42" office:value-type="float" office:value="13436" calcext:value-type="float">
            <text:p><text:s/>13,4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0145.3333333333" calcext:value-type="float">
            <text:p><text:s/>10,145 <text:s/></text:p>
          </table:table-cell>
          <table:table-cell table:style-name="ce42" office:value-type="float" office:value="27405.8666666667" calcext:value-type="float">
            <text:p><text:s/>27,4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594.4" calcext:value-type="float">
            <text:p><text:s/>5,594 <text:s/></text:p>
          </table:table-cell>
          <table:table-cell table:style-name="ce42" office:value-type="float" office:value="347397.851098603" calcext:value-type="float">
            <text:p><text:s/>347,3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735.69759967333" calcext:value-type="float">
            <text:p><text:s/>8,736 <text:s/></text:p>
          </table:table-cell>
          <table:table-cell table:style-name="ce42" office:value-type="float" office:value="912613.616444288" calcext:value-type="float">
            <text:p><text:s/>912,6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6.8" calcext:value-type="float">
            <text:p><text:s/>17 <text:s/></text:p>
          </table:table-cell>
          <table:table-cell table:style-name="ce42" office:value-type="float" office:value="30813.8666666667" calcext:value-type="float">
            <text:p><text:s/>30,8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82.1333333333334" calcext:value-type="float">
            <text:p><text:s/>82 <text:s/></text:p>
          </table:table-cell>
          <table:table-cell table:style-name="ce42" office:value-type="float" office:value="6285.86666666667" calcext:value-type="float">
            <text:p><text:s/>6,2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15.694494762667" calcext:value-type="float">
            <text:p><text:s/>616 <text:s/></text:p>
          </table:table-cell>
          <table:table-cell table:style-name="ce42" office:value-type="float" office:value="327044.871981726" calcext:value-type="float">
            <text:p><text:s/>327,0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41.866666666667" calcext:value-type="float">
            <text:p><text:s/>142 <text:s/></text:p>
          </table:table-cell>
          <table:table-cell table:style-name="ce42" office:value-type="float" office:value="2131.2" calcext:value-type="float">
            <text:p><text:s/>2,1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2599.725641296" calcext:value-type="float">
            <text:p><text:s/>72,600 <text:s/></text:p>
          </table:table-cell>
          <table:table-cell table:style-name="ce42" office:value-type="float" office:value="1673541.56953289" calcext:value-type="float">
            <text:p><text:s/>1,673,5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12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2465.1525022227" calcext:value-type="float">
            <text:p><text:s/>72,465 <text:s/></text:p>
          </table:table-cell>
          <table:table-cell table:style-name="ce42" office:value-type="float" office:value="1294173.30278748" calcext:value-type="float">
            <text:p><text:s/>1,294,1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12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109.285835556" calcext:value-type="float">
            <text:p>( 5,109 <text:s/>)</text:p>
          </table:table-cell>
          <table:table-cell table:style-name="ce45" office:value-type="float" office:value="999985.617924288" calcext:value-type="float">
            <text:p>( 999,98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7355.8666666667" calcext:value-type="float">
            <text:p>( 67,356 <text:s/>)</text:p>
          </table:table-cell>
          <table:table-cell table:style-name="ce45" office:value-type="float" office:value="288462.884863189" calcext:value-type="float">
            <text:p>( 288,46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0.000000000012" calcext:value-type="float">
            <text:p>( 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724.8" calcext:value-type="float">
            <text:p>( 5,72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5.23980574" calcext:value-type="float">
            <text:p><text:s/>55 <text:s/></text:p>
          </table:table-cell>
          <table:table-cell table:style-name="ce42" office:value-type="float" office:value="243982.16763104" calcext:value-type="float">
            <text:p><text:s/>243,9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.46666666666667" calcext:value-type="float">
            <text:p><text:s/>7 <text:s/></text:p>
          </table:table-cell>
          <table:table-cell table:style-name="ce42" office:value-type="float" office:value="82545.5657810347" calcext:value-type="float">
            <text:p><text:s/>82,5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71.8666666666667" calcext:value-type="float">
            <text:p><text:s/>72 <text:s/></text:p>
          </table:table-cell>
          <table:table-cell table:style-name="ce46" office:value-type="float" office:value="52840.5333333333" calcext:value-type="float">
            <text:p><text:s/>52,84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500.93333333333" calcext:value-type="float">
            <text:p><text:s/>3,501 <text:s/></text:p>
          </table:table-cell>
          <table:table-cell table:style-name="ce42" office:value-type="float" office:value="221843.2" calcext:value-type="float">
            <text:p><text:s/>221,8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20.8" calcext:value-type="float">
            <text:p><text:s/>521 <text:s/></text:p>
          </table:table-cell>
          <table:table-cell table:style-name="ce42" office:value-type="float" office:value="45238.4" calcext:value-type="float">
            <text:p><text:s/>45,2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38" calcext:value-type="float">
            <text:p><text:s/>238 <text:s/></text:p>
          </table:table-cell>
          <table:table-cell table:style-name="ce46" office:value-type="float" office:value="89612.8" calcext:value-type="float">
            <text:p><text:s/>89,61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2081.7333333333" calcext:value-type="float">
            <text:p><text:s/>22,082 <text:s/></text:p>
          </table:table-cell>
          <table:table-cell table:style-name="ce42" office:value-type="float" office:value="415182.933333333" calcext:value-type="float">
            <text:p><text:s/>415,1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9047.4666666667" calcext:value-type="float">
            <text:p><text:s/>19,047 <text:s/></text:p>
          </table:table-cell>
          <table:table-cell table:style-name="ce42" office:value-type="float" office:value="66993.0666666667" calcext:value-type="float">
            <text:p><text:s/>66,9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034.26666666667" calcext:value-type="float">
            <text:p><text:s/>3,034 <text:s/></text:p>
          </table:table-cell>
          <table:table-cell table:style-name="ce42" office:value-type="float" office:value="348189.866666667" calcext:value-type="float">
            <text:p><text:s/>348,1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542.4" calcext:value-type="float">
            <text:p>( 1,54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29651.2" calcext:value-type="float">
            <text:p>( 29,651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088.66666666667" calcext:value-type="float">
            <text:p><text:s/>7,089 <text:s/></text:p>
          </table:table-cell>
          <table:table-cell table:style-name="ce42" office:value-type="float" office:value="699004.469333333" calcext:value-type="float">
            <text:p><text:s/>699,0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436" calcext:value-type="float">
            <text:p><text:s/>13,43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842.26666666667" calcext:value-type="float">
            <text:p><text:s/>6,842 <text:s/></text:p>
          </table:table-cell>
          <table:table-cell table:style-name="ce42" office:value-type="float" office:value="604721.802666667" calcext:value-type="float">
            <text:p><text:s/>604,7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436" calcext:value-type="float">
            <text:p><text:s/>13,43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46.4" calcext:value-type="float">
            <text:p><text:s/>246 <text:s/></text:p>
          </table:table-cell>
          <table:table-cell table:style-name="ce42" office:value-type="float" office:value="94282.6666666667" calcext:value-type="float">
            <text:p><text:s/>94,2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8554.6666666667" calcext:value-type="float">
            <text:p>( 28,55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448.13333333333" calcext:value-type="float">
            <text:p><text:s/>2,448 <text:s/></text:p>
          </table:table-cell>
          <table:table-cell table:style-name="ce42" office:value-type="float" office:value="94717.8666666667" calcext:value-type="float">
            <text:p><text:s/>94,7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49.066666666667" calcext:value-type="float">
            <text:p><text:s/>349 <text:s/></text:p>
          </table:table-cell>
          <table:table-cell table:style-name="ce46" office:value-type="float" office:value="17529.6" calcext:value-type="float">
            <text:p><text:s/>17,53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5502.4" calcext:value-type="float">
            <text:p><text:s/>25,502 <text:s/></text:p>
          </table:table-cell>
          <table:table-cell table:style-name="ce42" office:value-type="float" office:value="118468.225392747" calcext:value-type="float">
            <text:p><text:s/>118,4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6110.53333333333" calcext:value-type="float">
            <text:p><text:s/>6,111 <text:s/></text:p>
          </table:table-cell>
          <table:table-cell table:style-name="ce42" office:value-type="float" office:value="26368" calcext:value-type="float">
            <text:p><text:s/>26,3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176.93333333333" calcext:value-type="float">
            <text:p><text:s/>1,177 <text:s/></text:p>
          </table:table-cell>
          <table:table-cell table:style-name="ce42" office:value-type="float" office:value="24289.0666666667" calcext:value-type="float">
            <text:p><text:s/>24,2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13.013333342667" calcext:value-type="float">
            <text:p><text:s/>613 <text:s/></text:p>
          </table:table-cell>
          <table:table-cell table:style-name="ce42" office:value-type="float" office:value="76.3733333333333" calcext:value-type="float">
            <text:p><text:s/>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23594.6666666667" calcext:value-type="float">
            <text:p><text:s/>23,595 <text:s/></text:p>
          </table:table-cell>
          <table:table-cell table:style-name="ce42" office:value-type="float" office:value="65409.0666666667" calcext:value-type="float">
            <text:p><text:s/>65,4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1111.3666133333" calcext:value-type="float">
            <text:p><text:s/>21,11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361760.66666667" calcext:value-type="float">
            <text:p><text:s/>4,361,761 <text:s/></text:p>
          </table:table-cell>
          <table:table-cell table:style-name="ce42" office:value-type="float" office:value="258874.666666667" calcext:value-type="float">
            <text:p><text:s/>258,8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215585.73333333" calcext:value-type="float">
            <text:p><text:s/>4,215,58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3793.2" calcext:value-type="float">
            <text:p><text:s/>33,79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12381.733333333" calcext:value-type="float">
            <text:p><text:s/>112,382 <text:s/></text:p>
          </table:table-cell>
          <table:table-cell table:style-name="ce42" office:value-type="float" office:value="258874.666666667" calcext:value-type="float">
            <text:p><text:s/>258,8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67190.4" calcext:value-type="float">
            <text:p><text:s/>567,190 <text:s/></text:p>
          </table:table-cell>
          <table:table-cell table:style-name="ce42" office:value-type="float" office:value="21362.1333333333" calcext:value-type="float">
            <text:p><text:s/>21,3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220.8" calcext:value-type="float">
            <text:p><text:s/>1,221 <text:s/></text:p>
          </table:table-cell>
          <table:table-cell table:style-name="ce42" office:value-type="float" office:value="2861.86666666667" calcext:value-type="float">
            <text:p><text:s/>2,8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565969.6" calcext:value-type="float">
            <text:p><text:s/>565,970 <text:s/></text:p>
          </table:table-cell>
          <table:table-cell table:style-name="ce43" office:value-type="float" office:value="18500.2666666667" calcext:value-type="float">
            <text:p><text:s/>18,50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9375.733333333" calcext:value-type="float">
            <text:p><text:s/>379,376 <text:s/></text:p>
          </table:table-cell>
          <table:table-cell table:style-name="ce42" office:value-type="float" office:value="540035.2" calcext:value-type="float">
            <text:p><text:s/>540,0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5858" calcext:value-type="float">
            <text:p><text:s/>95,858 <text:s/></text:p>
          </table:table-cell>
          <table:table-cell table:style-name="ce42" office:value-type="float" office:value="413159.466666667" calcext:value-type="float">
            <text:p><text:s/>413,1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096.66666666667" calcext:value-type="float">
            <text:p><text:s/>1,097 <text:s/></text:p>
          </table:table-cell>
          <table:table-cell table:style-name="ce42" office:value-type="float" office:value="12789.3333333333" calcext:value-type="float">
            <text:p><text:s/>12,7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0665.2" calcext:value-type="float">
            <text:p><text:s/>10,665 <text:s/></text:p>
          </table:table-cell>
          <table:table-cell table:style-name="ce42" office:value-type="float" office:value="378.666666666667" calcext:value-type="float">
            <text:p><text:s/>3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179.33333333333" calcext:value-type="float">
            <text:p><text:s/>2,17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414" calcext:value-type="float">
            <text:p><text:s/>1,414 <text:s/></text:p>
          </table:table-cell>
          <table:table-cell table:style-name="ce42" office:value-type="float" office:value="2011.73333333333" calcext:value-type="float">
            <text:p><text:s/>2,0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1796.266666667" calcext:value-type="float">
            <text:p><text:s/>191,796 <text:s/></text:p>
          </table:table-cell>
          <table:table-cell table:style-name="ce42" office:value-type="float" office:value="48726.4" calcext:value-type="float">
            <text:p><text:s/>48,7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6366.2666666667" calcext:value-type="float">
            <text:p><text:s/>76,366 <text:s/></text:p>
          </table:table-cell>
          <table:table-cell table:style-name="ce43" office:value-type="float" office:value="62969.6" calcext:value-type="float">
            <text:p><text:s/>62,97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29" calcext:value-type="float">
            <text:p><text:s/>9,929 <text:s/></text:p>
          </table:table-cell>
          <table:table-cell table:style-name="ce42" office:value-type="float" office:value="500962.133333333" calcext:value-type="float">
            <text:p><text:s/>500,962 <text:s/></text:p>
          </table:table-cell>
          <table:table-cell table:style-name="ce42" office:value-type="float" office:value="460255.555555556" calcext:value-type="float">
            <text:p><text:s/>460,256 <text:s/></text:p>
          </table:table-cell>
          <table:table-cell table:style-name="ce42" office:value-type="float" office:value="872431.577241557" calcext:value-type="float">
            <text:p><text:s/>872,432 <text:s/></text:p>
          </table:table-cell>
          <table:table-cell table:style-name="ce42" office:value-type="float" office:value="11007" calcext:value-type="float">
            <text:p><text:s/>11,007 <text:s/></text:p>
          </table:table-cell>
          <table:table-cell table:style-name="ce42" office:value-type="float" office:value="60092.3333333333" calcext:value-type="float">
            <text:p><text:s/>60,092 <text:s/></text:p>
          </table:table-cell>
          <table:table-cell table:style-name="ce42" office:value-type="float" office:value="1752395.43333333" calcext:value-type="float">
            <text:p><text:s/>1,752,39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29" calcext:value-type="float">
            <text:p><text:s/>9,929 <text:s/></text:p>
          </table:table-cell>
          <table:table-cell table:style-name="ce42" office:value-type="float" office:value="500962.133333333" calcext:value-type="float">
            <text:p><text:s/>500,962 <text:s/></text:p>
          </table:table-cell>
          <table:table-cell table:style-name="ce42" office:value-type="float" office:value="460255.555555556" calcext:value-type="float">
            <text:p><text:s/>460,256 <text:s/></text:p>
          </table:table-cell>
          <table:table-cell table:style-name="ce42" office:value-type="float" office:value="872431.577241557" calcext:value-type="float">
            <text:p><text:s/>872,432 <text:s/></text:p>
          </table:table-cell>
          <table:table-cell table:style-name="ce42" office:value-type="float" office:value="11007" calcext:value-type="float">
            <text:p><text:s/>11,007 <text:s/></text:p>
          </table:table-cell>
          <table:table-cell table:style-name="ce42" office:value-type="float" office:value="60092.3333333333" calcext:value-type="float">
            <text:p><text:s/>60,092 <text:s/></text:p>
          </table:table-cell>
          <table:table-cell table:style-name="ce42" office:value-type="float" office:value="1752395.43333333" calcext:value-type="float">
            <text:p><text:s/>1,752,39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041477.73557578" calcext:value-type="float">
            <text:p><text:s/>1,041,478 <text:s/></text:p>
          </table:table-cell>
          <table:table-cell table:style-name="ce42" office:value-type="float" office:value="16956241.5235822" calcext:value-type="float">
            <text:p><text:s/>16,956,2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968.834544" calcext:value-type="float">
            <text:p><text:s/>1,690,969 <text:s/></text:p>
          </table:table-cell>
          <table:table-cell table:style-name="ce42" office:value-type="float" office:value="9188.931919" calcext:value-type="float">
            <text:p><text:s/>9,18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33671.74730078" calcext:value-type="float">
            <text:p><text:s/>1,033,672 <text:s/></text:p>
          </table:table-cell>
          <table:table-cell table:style-name="ce42" office:value-type="float" office:value="13431330.9966992" calcext:value-type="float">
            <text:p><text:s/>13,431,3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107.387727" calcext:value-type="float">
            <text:p><text:s/>45,1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805.988275" calcext:value-type="float">
            <text:p><text:s/>7,806 <text:s/></text:p>
          </table:table-cell>
          <table:table-cell table:style-name="ce42" office:value-type="float" office:value="3479803.139156" calcext:value-type="float">
            <text:p><text:s/>3,479,8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968.834544" calcext:value-type="float">
            <text:p><text:s/>1,690,969 <text:s/></text:p>
          </table:table-cell>
          <table:table-cell table:style-name="ce42" office:value-type="float" office:value="9188.931919" calcext:value-type="float">
            <text:p><text:s/>9,18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725.92523" calcext:value-type="float">
            <text:p><text:s/>113,7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4932.103075" calcext:value-type="float">
            <text:p><text:s/>1,534,932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3725.92523" calcext:value-type="float">
            <text:p><text:s/>113,72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34932.103075" calcext:value-type="float">
            <text:p><text:s/>1,534,932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411518.222222222" calcext:value-type="float">
            <text:p><text:s/>411,51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28121.50568954" calcext:value-type="float">
            <text:p><text:s/>1,628,122 <text:s/></text:p>
          </table:table-cell>
          <table:table-cell table:style-name="ce41" office:value-type="float" office:value="259559.711911765" calcext:value-type="float">
            <text:p><text:s/>259,560 <text:s/></text:p>
          </table:table-cell>
          <table:table-cell table:style-name="ce41" office:value-type="float" office:value="241038.486243765" calcext:value-type="float">
            <text:p><text:s/>241,038 <text:s/></text:p>
          </table:table-cell>
          <table:table-cell table:style-name="ce41" office:value-type="float" office:value="960.4" calcext:value-type="float">
            <text:p><text:s/>960 <text:s/></text:p>
          </table:table-cell>
          <table:table-cell table:style-name="ce41" office:value-type="float" office:value="17560.825668" calcext:value-type="float">
            <text:p><text:s/>17,561 <text:s/></text:p>
          </table:table-cell>
          <table:table-cell table:style-name="ce41" office:value-type="float" office:value="1368561.79377778" calcext:value-type="float">
            <text:p><text:s/>1,368,56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164429.4336203" calcext:value-type="float">
            <text:p><text:s/>10,164,4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64429.4336203" calcext:value-type="float">
            <text:p><text:s/>10,164,4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91588.855708805" calcext:value-type="float">
            <text:p><text:s/>191,589 <text:s/></text:p>
          </table:table-cell>
          <table:table-cell table:style-name="ce42" office:value-type="float" office:value="70117.7546666667" calcext:value-type="float">
            <text:p><text:s/>70,118 <text:s/></text:p>
          </table:table-cell>
          <table:table-cell table:style-name="ce42" office:value-type="float" office:value="121471.101042139" calcext:value-type="float">
            <text:p><text:s/>121,471 <text:s/></text:p>
          </table:table-cell>
          <table:table-cell table:number-columns-repeated="2" table:style-name="ce42" office:value-type="float" office:value="261.333333333333" calcext:value-type="float">
            <text:p><text:s/>2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.333333333333" calcext:value-type="float">
            <text:p><text:s/>2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384358.8001337" calcext:value-type="float">
            <text:p><text:s/>10,384,359 <text:s/></text:p>
          </table:table-cell>
          <table:table-cell table:style-name="ce43" office:value-type="float" office:value="341400.467555556" calcext:value-type="float">
            <text:p><text:s/>341,400 <text:s/></text:p>
          </table:table-cell>
          <table:table-cell table:style-name="ce43" office:value-type="float" office:value="10042958.3325782" calcext:value-type="float">
            <text:p><text:s/>10,042,958 <text:s/></text:p>
          </table:table-cell>
          <table:table-cell table:style-name="ce43" office:value-type="float" office:value="1627860.17235621" calcext:value-type="float">
            <text:p><text:s/>1,627,860 <text:s/></text:p>
          </table:table-cell>
          <table:table-cell table:style-name="ce43" office:value-type="float" office:value="259298.378578432" calcext:value-type="float">
            <text:p><text:s/>259,298 <text:s/></text:p>
          </table:table-cell>
          <table:table-cell table:style-name="ce43" office:value-type="float" office:value="241038.486243765" calcext:value-type="float">
            <text:p><text:s/>241,038 <text:s/></text:p>
          </table:table-cell>
          <table:table-cell table:style-name="ce43" office:value-type="float" office:value="699.066666666667" calcext:value-type="float">
            <text:p><text:s/>699 <text:s/></text:p>
          </table:table-cell>
          <table:table-cell table:style-name="ce43" office:value-type="float" office:value="17560.825668" calcext:value-type="float">
            <text:p><text:s/>17,561 <text:s/></text:p>
          </table:table-cell>
          <table:table-cell table:style-name="ce43" office:value-type="float" office:value="1368561.79377778" calcext:value-type="float">
            <text:p><text:s/>1,368,5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0954376.9601269" calcext:value-type="float">
            <text:p><text:s/>10,954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54376.9601269" calcext:value-type="float">
            <text:p><text:s/>10,954,377 <text:s/></text:p>
          </table:table-cell>
          <table:table-cell table:number-columns-repeated="2" table:style-name="ce42" office:value-type="float" office:value="385.466666666667" calcext:value-type="float">
            <text:p><text:s/>3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5.466666666667" calcext:value-type="float">
            <text:p><text:s/>3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4742.1872290687" calcext:value-type="float">
            <text:p><text:s/>14,742 <text:s/></text:p>
          </table:table-cell>
          <table:table-cell table:style-name="ce43" office:value-type="float" office:value="-671.438222222231" calcext:value-type="float">
            <text:p><text:s/>-671 <text:s/></text:p>
          </table:table-cell>
          <table:table-cell table:style-name="ce43" office:value-type="float" office:value="15413.6254512909" calcext:value-type="float">
            <text:p><text:s/>15,414 <text:s/></text:p>
          </table:table-cell>
          <table:table-cell table:style-name="ce43" office:value-type="float" office:value="0.000000000097793" calcext:value-type="float">
            <text:p><text:s/>0 <text:s/></text:p>
          </table:table-cell>
          <table:table-cell table:style-name="ce43" office:value-type="float" office:value="0.000000000007793" calcext:value-type="float">
            <text:p><text:s/>0 <text:s/></text:p>
          </table:table-cell>
          <table:table-cell table:style-name="ce43" office:value-type="float" office:value="0.0000000000078" calcext:value-type="float">
            <text:p><text:s/>0 <text:s/></text:p>
          </table:table-cell>
          <table:table-cell table:style-name="ce43" office:value-type="float" office:value="-7E-015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9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788618.26326856" calcext:value-type="float">
            <text:p><text:s/>7,788,618 <text:s/></text:p>
          </table:table-cell>
          <table:table-cell table:style-name="ce42" office:value-type="float" office:value="1638.36594973333" calcext:value-type="float">
            <text:p><text:s/>1,638 <text:s/></text:p>
          </table:table-cell>
          <table:table-cell table:style-name="ce42" office:value-type="float" office:value="7786979.89731883" calcext:value-type="float">
            <text:p><text:s/>7,786,980 <text:s/></text:p>
          </table:table-cell>
          <table:table-cell table:style-name="ce42" office:value-type="float" office:value="1135926.6700985" calcext:value-type="float">
            <text:p><text:s/>1,135,927 <text:s/></text:p>
          </table:table-cell>
          <table:table-cell table:style-name="ce42" office:value-type="float" office:value="59731.3466262278" calcext:value-type="float">
            <text:p><text:s/>59,731 <text:s/></text:p>
          </table:table-cell>
          <table:table-cell table:style-name="ce42" office:value-type="float" office:value="45738.4000195681" calcext:value-type="float">
            <text:p><text:s/>45,7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92.9466066597" calcext:value-type="float">
            <text:p><text:s/>13,993 <text:s/></text:p>
          </table:table-cell>
          <table:table-cell table:style-name="ce42" office:value-type="float" office:value="1076195.32347228" calcext:value-type="float">
            <text:p><text:s/>1,076,1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33486" calcext:value-type="float">
            <text:p><text:s/>33,4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86" calcext:value-type="float">
            <text:p><text:s/>33,4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653481" calcext:value-type="float">
            <text:p><text:s/>7,653,4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53481" calcext:value-type="float">
            <text:p><text:s/>7,653,4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624.8211111111" calcext:value-type="float">
            <text:p><text:s/>29,6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624.8211111111" calcext:value-type="float">
            <text:p><text:s/>29,62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1651.263268563" calcext:value-type="float">
            <text:p><text:s/>101,651 <text:s/></text:p>
          </table:table-cell>
          <table:table-cell table:style-name="ce43" office:value-type="float" office:value="1638.36594973333" calcext:value-type="float">
            <text:p><text:s/>1,638 <text:s/></text:p>
          </table:table-cell>
          <table:table-cell table:style-name="ce43" office:value-type="float" office:value="100012.89731883" calcext:value-type="float">
            <text:p><text:s/>100,013 <text:s/></text:p>
          </table:table-cell>
          <table:table-cell table:style-name="ce43" office:value-type="float" office:value="1106301.84898739" calcext:value-type="float">
            <text:p><text:s/>1,106,302 <text:s/></text:p>
          </table:table-cell>
          <table:table-cell table:style-name="ce43" office:value-type="float" office:value="59731.3466262278" calcext:value-type="float">
            <text:p><text:s/>59,731 <text:s/></text:p>
          </table:table-cell>
          <table:table-cell table:style-name="ce43" office:value-type="float" office:value="45738.4000195681" calcext:value-type="float">
            <text:p><text:s/>45,7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992.9466066597" calcext:value-type="float">
            <text:p><text:s/>13,993 <text:s/></text:p>
          </table:table-cell>
          <table:table-cell table:style-name="ce43" office:value-type="float" office:value="1046570.50236117" calcext:value-type="float">
            <text:p><text:s/>1,046,5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0842475" calcext:value-type="float">
            <text:p><text:s/>10,842,475 <text:s/></text:p>
          </table:table-cell>
          <table:table-cell table:style-name="ce42" office:value-type="float" office:value="864913" calcext:value-type="float">
            <text:p><text:s/>864,913 <text:s/></text:p>
          </table:table-cell>
          <table:table-cell table:style-name="ce42" office:value-type="float" office:value="9977562" calcext:value-type="float">
            <text:p><text:s/>9,977,5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0842475" calcext:value-type="float">
            <text:p><text:s/>10,842,475 <text:s/></text:p>
          </table:table-cell>
          <table:table-cell table:style-name="ce43" office:value-type="float" office:value="864913" calcext:value-type="float">
            <text:p><text:s/>864,913 <text:s/></text:p>
          </table:table-cell>
          <table:table-cell table:style-name="ce43" office:value-type="float" office:value="9977562" calcext:value-type="float">
            <text:p><text:s/>9,977,56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62155.781495033" calcext:value-type="float">
            <text:p><text:s/>362,156 <text:s/></text:p>
          </table:table-cell>
          <table:table-cell table:style-name="ce42" office:value-type="float" office:value="2520.22133333333" calcext:value-type="float">
            <text:p><text:s/>2,520 <text:s/></text:p>
          </table:table-cell>
          <table:table-cell table:style-name="ce42" office:value-type="float" office:value="359635.5601617" calcext:value-type="float">
            <text:p><text:s/>359,636 <text:s/></text:p>
          </table:table-cell>
          <table:table-cell table:number-columns-repeated="2" table:style-name="ce42" office:value-type="float" office:value="313.6" calcext:value-type="float">
            <text:p><text:s/>3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3.6" calcext:value-type="float">
            <text:p><text:s/>3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50012.782383922" calcext:value-type="float">
            <text:p><text:s/>350,013 <text:s/></text:p>
          </table:table-cell>
          <table:table-cell table:style-name="ce42" office:value-type="float" office:value="2430.22222222222" calcext:value-type="float">
            <text:p><text:s/>2,430 <text:s/></text:p>
          </table:table-cell>
          <table:table-cell table:style-name="ce42" office:value-type="float" office:value="347582.5601617" calcext:value-type="float">
            <text:p><text:s/>347,583 <text:s/></text:p>
          </table:table-cell>
          <table:table-cell table:number-columns-repeated="2" table:style-name="ce42" office:value-type="float" office:value="313.6" calcext:value-type="float">
            <text:p><text:s/>3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3.6" calcext:value-type="float">
            <text:p><text:s/>3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2142.9991111111" calcext:value-type="float">
            <text:p><text:s/>12,143 <text:s/></text:p>
          </table:table-cell>
          <table:table-cell table:style-name="ce42" office:value-type="float" office:value="89.9991111111108" calcext:value-type="float">
            <text:p><text:s/>90 <text:s/></text:p>
          </table:table-cell>
          <table:table-cell table:style-name="ce42" office:value-type="float" office:value="12053" calcext:value-type="float">
            <text:p><text:s/>12,0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106940.60801418" calcext:value-type="float">
            <text:p><text:s/>2,106,941 <text:s/></text:p>
          </table:table-cell>
          <table:table-cell table:style-name="ce44" office:value-type="float" office:value="1202826.31849471" calcext:value-type="float">
            <text:p><text:s/>1,202,826 <text:s/></text:p>
          </table:table-cell>
          <table:table-cell table:style-name="ce44" office:value-type="float" office:value="904114.28951947" calcext:value-type="float">
            <text:p><text:s/>904,114 <text:s/></text:p>
          </table:table-cell>
          <table:table-cell table:style-name="ce44" office:value-type="float" office:value="491234.435591038" calcext:value-type="float">
            <text:p><text:s/>491,234 <text:s/></text:p>
          </table:table-cell>
          <table:table-cell table:style-name="ce44" office:value-type="float" office:value="198867.965285537" calcext:value-type="float">
            <text:p><text:s/>198,868 <text:s/></text:p>
          </table:table-cell>
          <table:table-cell table:style-name="ce44" office:value-type="float" office:value="195300.086224197" calcext:value-type="float">
            <text:p><text:s/>195,30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67.87906134031" calcext:value-type="float">
            <text:p><text:s/>3,568 <text:s/></text:p>
          </table:table-cell>
          <table:table-cell table:style-name="ce44" office:value-type="float" office:value="292366.470305501" calcext:value-type="float">
            <text:p><text:s/>292,36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106940.60801418" calcext:value-type="float">
            <text:p><text:s/>2,106,941 <text:s/></text:p>
          </table:table-cell>
          <table:table-cell table:style-name="ce44" office:value-type="float" office:value="1202826.31849471" calcext:value-type="float">
            <text:p><text:s/>1,202,826 <text:s/></text:p>
          </table:table-cell>
          <table:table-cell table:style-name="ce44" office:value-type="float" office:value="904114.28951947" calcext:value-type="float">
            <text:p><text:s/>904,114 <text:s/></text:p>
          </table:table-cell>
          <table:table-cell table:style-name="ce44" office:value-type="float" office:value="491234.435591038" calcext:value-type="float">
            <text:p><text:s/>491,234 <text:s/></text:p>
          </table:table-cell>
          <table:table-cell table:style-name="ce44" office:value-type="float" office:value="198867.965285537" calcext:value-type="float">
            <text:p><text:s/>198,868 <text:s/></text:p>
          </table:table-cell>
          <table:table-cell table:style-name="ce44" office:value-type="float" office:value="195300.086224197" calcext:value-type="float">
            <text:p><text:s/>195,30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67.87906134031" calcext:value-type="float">
            <text:p><text:s/>3,568 <text:s/></text:p>
          </table:table-cell>
          <table:table-cell table:style-name="ce44" office:value-type="float" office:value="292366.470305501" calcext:value-type="float">
            <text:p><text:s/>292,3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48756.097347514" calcext:value-type="float">
            <text:p><text:s/>948,756 <text:s/></text:p>
          </table:table-cell>
          <table:table-cell table:style-name="ce42" office:value-type="float" office:value="306171.459828044" calcext:value-type="float">
            <text:p><text:s/>306,171 <text:s/></text:p>
          </table:table-cell>
          <table:table-cell table:style-name="ce42" office:value-type="float" office:value="642584.63751947" calcext:value-type="float">
            <text:p><text:s/>642,585 <text:s/></text:p>
          </table:table-cell>
          <table:table-cell table:style-name="ce42" office:value-type="float" office:value="491234.435591038" calcext:value-type="float">
            <text:p><text:s/>491,234 <text:s/></text:p>
          </table:table-cell>
          <table:table-cell table:style-name="ce42" office:value-type="float" office:value="198867.965285537" calcext:value-type="float">
            <text:p><text:s/>198,868 <text:s/></text:p>
          </table:table-cell>
          <table:table-cell table:style-name="ce42" office:value-type="float" office:value="195300.086224197" calcext:value-type="float">
            <text:p><text:s/>195,3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67.87906134031" calcext:value-type="float">
            <text:p><text:s/>3,568 <text:s/></text:p>
          </table:table-cell>
          <table:table-cell table:style-name="ce42" office:value-type="float" office:value="292366.470305501" calcext:value-type="float">
            <text:p><text:s/>292,3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9.3333333333333" calcext:value-type="float">
            <text:p><text:s/>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8094.3379444444" calcext:value-type="float">
            <text:p><text:s/>18,094 <text:s/></text:p>
          </table:table-cell>
          <table:table-cell table:style-name="ce42" office:value-type="float" office:value="11905.1629444444" calcext:value-type="float">
            <text:p><text:s/>11,905 <text:s/></text:p>
          </table:table-cell>
          <table:table-cell table:style-name="ce42" office:value-type="float" office:value="6189.175" calcext:value-type="float">
            <text:p><text:s/>6,189 <text:s/></text:p>
          </table:table-cell>
          <table:table-cell table:number-columns-repeated="3" table:style-name="ce42" office:value-type="float" office:value="10452.9976909148" calcext:value-type="float">
            <text:p><text:s/>10,4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2603.7688888889" calcext:value-type="float">
            <text:p><text:s/>42,604 <text:s/></text:p>
          </table:table-cell>
          <table:table-cell table:style-name="ce42" office:value-type="float" office:value="3325.38488888889" calcext:value-type="float">
            <text:p><text:s/>3,325 <text:s/></text:p>
          </table:table-cell>
          <table:table-cell table:style-name="ce42" office:value-type="float" office:value="39278.384" calcext:value-type="float">
            <text:p><text:s/>39,2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79.099" calcext:value-type="float">
            <text:p><text:s/>579 <text:s/></text:p>
          </table:table-cell>
          <table:table-cell table:style-name="ce42" office:value-type="float" office:value="246.264" calcext:value-type="float">
            <text:p><text:s/>246 <text:s/></text:p>
          </table:table-cell>
          <table:table-cell table:style-name="ce42" office:value-type="float" office:value="332.835" calcext:value-type="float">
            <text:p><text:s/>3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956.26322222222" calcext:value-type="float">
            <text:p><text:s/>1,956 <text:s/></text:p>
          </table:table-cell>
          <table:table-cell table:style-name="ce42" office:value-type="float" office:value="597.190222222222" calcext:value-type="float">
            <text:p><text:s/>597 <text:s/></text:p>
          </table:table-cell>
          <table:table-cell table:style-name="ce42" office:value-type="float" office:value="1359.073" calcext:value-type="float">
            <text:p><text:s/>1,3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560.0863280444" calcext:value-type="float">
            <text:p><text:s/>10,560 <text:s/></text:p>
          </table:table-cell>
          <table:table-cell table:style-name="ce42" office:value-type="float" office:value="4122.37332804444" calcext:value-type="float">
            <text:p><text:s/>4,122 <text:s/></text:p>
          </table:table-cell>
          <table:table-cell table:style-name="ce42" office:value-type="float" office:value="6437.713" calcext:value-type="float">
            <text:p><text:s/>6,438 <text:s/></text:p>
          </table:table-cell>
          <table:table-cell table:style-name="ce42" office:value-type="float" office:value="216493.626588031" calcext:value-type="float">
            <text:p><text:s/>216,494 <text:s/></text:p>
          </table:table-cell>
          <table:table-cell table:number-columns-repeated="2" table:style-name="ce42" office:value-type="float" office:value="184847.088533282" calcext:value-type="float">
            <text:p><text:s/>184,8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646.5380547485" calcext:value-type="float">
            <text:p><text:s/>31,6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494.03088888889" calcext:value-type="float">
            <text:p><text:s/>1,494 <text:s/></text:p>
          </table:table-cell>
          <table:table-cell table:style-name="ce42" office:value-type="float" office:value="706.624888888889" calcext:value-type="float">
            <text:p><text:s/>707 <text:s/></text:p>
          </table:table-cell>
          <table:table-cell table:style-name="ce42" office:value-type="float" office:value="787.406" calcext:value-type="float">
            <text:p><text:s/>7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54599.522186137" calcext:value-type="float">
            <text:p><text:s/>154,600 <text:s/></text:p>
          </table:table-cell>
          <table:table-cell table:style-name="ce42" office:value-type="float" office:value="8125.30666666667" calcext:value-type="float">
            <text:p><text:s/>8,125 <text:s/></text:p>
          </table:table-cell>
          <table:table-cell table:style-name="ce42" office:value-type="float" office:value="146474.21551947" calcext:value-type="float">
            <text:p><text:s/>146,474 <text:s/></text:p>
          </table:table-cell>
          <table:table-cell table:style-name="ce42" office:value-type="float" office:value="97.8028452303367" calcext:value-type="float">
            <text:p><text:s/>98 <text:s/></text:p>
          </table:table-cell>
          <table:table-cell table:style-name="ce42" office:value-type="float" office:value="71.73726134031" calcext:value-type="float">
            <text:p><text:s/>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.73726134031" calcext:value-type="float">
            <text:p><text:s/>72 <text:s/></text:p>
          </table:table-cell>
          <table:table-cell table:style-name="ce42" office:value-type="float" office:value="26.0655838900267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7001.9470750256" calcext:value-type="float">
            <text:p><text:s/>97,002 <text:s/></text:p>
          </table:table-cell>
          <table:table-cell table:style-name="ce42" office:value-type="float" office:value="7982.19555555556" calcext:value-type="float">
            <text:p><text:s/>7,982 <text:s/></text:p>
          </table:table-cell>
          <table:table-cell table:style-name="ce42" office:value-type="float" office:value="89019.75151947" calcext:value-type="float">
            <text:p><text:s/>89,020 <text:s/></text:p>
          </table:table-cell>
          <table:table-cell table:style-name="ce42" office:value-type="float" office:value="87.9524722949767" calcext:value-type="float">
            <text:p><text:s/>88 <text:s/></text:p>
          </table:table-cell>
          <table:table-cell table:style-name="ce42" office:value-type="float" office:value="71.73726134031" calcext:value-type="float">
            <text:p><text:s/>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.73726134031" calcext:value-type="float">
            <text:p><text:s/>72 <text:s/></text:p>
          </table:table-cell>
          <table:table-cell table:style-name="ce42" office:value-type="float" office:value="16.2152109546667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5363.7904444444" calcext:value-type="float">
            <text:p>( 25,364 <text:s/>)</text:p>
          </table:table-cell>
          <table:table-cell table:style-name="ce45" office:value-type="float" office:value="1327.08444444444" calcext:value-type="float">
            <text:p>( 1,327 <text:s/>)</text:p>
          </table:table-cell>
          <table:table-cell table:style-name="ce45" office:value-type="float" office:value="24036.706" calcext:value-type="float">
            <text:p>( 24,037 <text:s/>)</text:p>
          </table:table-cell>
          <table:table-cell table:style-name="ce45" office:value-type="float" office:value="16.2152109546667" calcext:value-type="float">
            <text:p>( 1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6.2152109546667" calcext:value-type="float">
            <text:p>( 1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7547.4899639144" calcext:value-type="float">
            <text:p>( 67,547 <text:s/>)</text:p>
          </table:table-cell>
          <table:table-cell table:style-name="ce45" office:value-type="float" office:value="2564.44444444444" calcext:value-type="float">
            <text:p>( 2,564 <text:s/>)</text:p>
          </table:table-cell>
          <table:table-cell table:style-name="ce45" office:value-type="float" office:value="64983.04551947" calcext:value-type="float">
            <text:p>( 64,983 <text:s/>)</text:p>
          </table:table-cell>
          <table:table-cell table:number-columns-repeated="2" table:style-name="ce45" office:value-type="float" office:value="71.73726134031" calcext:value-type="float">
            <text:p>( 72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1.73726134031" calcext:value-type="float">
            <text:p>( 72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4090.66666666667" calcext:value-type="float">
            <text:p>( 4,09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71.111111111111" calcext:value-type="float">
            <text:p><text:s/>271 <text:s/></text:p>
          </table:table-cell>
          <table:table-cell table:style-name="ce42" office:value-type="float" office:value="143.111111111111" calcext:value-type="float">
            <text:p><text:s/>143 <text:s/></text:p>
          </table:table-cell>
          <table:table-cell table:style-name="ce42" office:value-type="float" office:value="128" calcext:value-type="float">
            <text:p><text:s/>128 <text:s/></text:p>
          </table:table-cell>
          <table:table-cell table:style-name="ce42" office:value-type="float" office:value="9.85037293536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.85037293536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7326.464" calcext:value-type="float">
            <text:p><text:s/>57,3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326.464" calcext:value-type="float">
            <text:p><text:s/>57,3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750.00444444444" calcext:value-type="float">
            <text:p><text:s/>5,750 <text:s/></text:p>
          </table:table-cell>
          <table:table-cell table:style-name="ce42" office:value-type="float" office:value="2884.40444444444" calcext:value-type="float">
            <text:p><text:s/>2,884 <text:s/></text:p>
          </table:table-cell>
          <table:table-cell table:style-name="ce42" office:value-type="float" office:value="2865.6" calcext:value-type="float">
            <text:p><text:s/>2,8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792.57844444444" calcext:value-type="float">
            <text:p><text:s/>1,793 <text:s/></text:p>
          </table:table-cell>
          <table:table-cell table:style-name="ce42" office:value-type="float" office:value="307.828444444444" calcext:value-type="float">
            <text:p><text:s/>308 <text:s/></text:p>
          </table:table-cell>
          <table:table-cell table:style-name="ce42" office:value-type="float" office:value="1484.75" calcext:value-type="float">
            <text:p><text:s/>1,4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4073.5172222222" calcext:value-type="float">
            <text:p><text:s/>14,074 <text:s/></text:p>
          </table:table-cell>
          <table:table-cell table:style-name="ce46" office:value-type="float" office:value="1175.39822222222" calcext:value-type="float">
            <text:p><text:s/>1,175 <text:s/></text:p>
          </table:table-cell>
          <table:table-cell table:style-name="ce46" office:value-type="float" office:value="12898.119" calcext:value-type="float">
            <text:p><text:s/>12,89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42003.339666667" calcext:value-type="float">
            <text:p><text:s/>242,003 <text:s/></text:p>
          </table:table-cell>
          <table:table-cell table:style-name="ce42" office:value-type="float" office:value="167196.122666667" calcext:value-type="float">
            <text:p><text:s/>167,196 <text:s/></text:p>
          </table:table-cell>
          <table:table-cell table:style-name="ce42" office:value-type="float" office:value="74807.217" calcext:value-type="float">
            <text:p><text:s/>74,8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640.791555555556" calcext:value-type="float">
            <text:p><text:s/>641 <text:s/></text:p>
          </table:table-cell>
          <table:table-cell table:style-name="ce42" office:value-type="float" office:value="197.011555555556" calcext:value-type="float">
            <text:p><text:s/>197 <text:s/></text:p>
          </table:table-cell>
          <table:table-cell table:style-name="ce42" office:value-type="float" office:value="443.78" calcext:value-type="float">
            <text:p><text:s/>4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41362.548111111" calcext:value-type="float">
            <text:p><text:s/>241,363 <text:s/></text:p>
          </table:table-cell>
          <table:table-cell table:style-name="ce42" office:value-type="float" office:value="166999.111111111" calcext:value-type="float">
            <text:p><text:s/>166,999 <text:s/></text:p>
          </table:table-cell>
          <table:table-cell table:style-name="ce42" office:value-type="float" office:value="74363.437" calcext:value-type="float">
            <text:p><text:s/>74,3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5368.2775555556" calcext:value-type="float">
            <text:p>( 75,368 <text:s/>)</text:p>
          </table:table-cell>
          <table:table-cell table:style-name="ce45" office:value-type="float" office:value="74891.5555555556" calcext:value-type="float">
            <text:p>( 74,892 <text:s/>)</text:p>
          </table:table-cell>
          <table:table-cell table:style-name="ce45" office:value-type="float" office:value="476.722" calcext:value-type="float">
            <text:p>( 47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8642.9372222222" calcext:value-type="float">
            <text:p>( 58,643 <text:s/>)</text:p>
          </table:table-cell>
          <table:table-cell table:style-name="ce47" office:value-type="float" office:value="34550.2222222222" calcext:value-type="float">
            <text:p>( 34,550 <text:s/>)</text:p>
          </table:table-cell>
          <table:table-cell table:style-name="ce47" office:value-type="float" office:value="24092.715" calcext:value-type="float">
            <text:p>( 24,093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85820.460444444" calcext:value-type="float">
            <text:p><text:s/>285,820 <text:s/></text:p>
          </table:table-cell>
          <table:table-cell table:style-name="ce42" office:value-type="float" office:value="11159.2044444444" calcext:value-type="float">
            <text:p><text:s/>11,159 <text:s/></text:p>
          </table:table-cell>
          <table:table-cell table:style-name="ce42" office:value-type="float" office:value="274661.256" calcext:value-type="float">
            <text:p><text:s/>274,6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61556.075555556" calcext:value-type="float">
            <text:p><text:s/>261,556 <text:s/></text:p>
          </table:table-cell>
          <table:table-cell table:style-name="ce42" office:value-type="float" office:value="5542.31555555556" calcext:value-type="float">
            <text:p><text:s/>5,542 <text:s/></text:p>
          </table:table-cell>
          <table:table-cell table:style-name="ce42" office:value-type="float" office:value="256013.76" calcext:value-type="float">
            <text:p><text:s/>256,0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4264.3848888889" calcext:value-type="float">
            <text:p><text:s/>24,264 <text:s/></text:p>
          </table:table-cell>
          <table:table-cell table:style-name="ce42" office:value-type="float" office:value="5616.88888888889" calcext:value-type="float">
            <text:p><text:s/>5,617 <text:s/></text:p>
          </table:table-cell>
          <table:table-cell table:style-name="ce42" office:value-type="float" office:value="18647.496" calcext:value-type="float">
            <text:p><text:s/>18,6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4942.3023333333" calcext:value-type="float">
            <text:p>( 14,942 <text:s/>)</text:p>
          </table:table-cell>
          <table:table-cell table:style-name="ce45" office:value-type="float" office:value="869.333333333333" calcext:value-type="float">
            <text:p>( 869 <text:s/>)</text:p>
          </table:table-cell>
          <table:table-cell table:style-name="ce45" office:value-type="float" office:value="14072.969" calcext:value-type="float">
            <text:p>( 14,07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2522.1353333333" calcext:value-type="float">
            <text:p><text:s/>32,522 <text:s/></text:p>
          </table:table-cell>
          <table:table-cell table:style-name="ce42" office:value-type="float" office:value="7899.60533333333" calcext:value-type="float">
            <text:p><text:s/>7,900 <text:s/></text:p>
          </table:table-cell>
          <table:table-cell table:style-name="ce42" office:value-type="float" office:value="24622.53" calcext:value-type="float">
            <text:p><text:s/>24,6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897.77222222222" calcext:value-type="float">
            <text:p><text:s/>5,898 <text:s/></text:p>
          </table:table-cell>
          <table:table-cell table:style-name="ce46" office:value-type="float" office:value="4182.65422222222" calcext:value-type="float">
            <text:p><text:s/>4,183 <text:s/></text:p>
          </table:table-cell>
          <table:table-cell table:style-name="ce46" office:value-type="float" office:value="1715.118" calcext:value-type="float">
            <text:p><text:s/>1,71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03770.893777778" calcext:value-type="float">
            <text:p><text:s/>103,771 <text:s/></text:p>
          </table:table-cell>
          <table:table-cell table:style-name="ce42" office:value-type="float" office:value="71127.7617777778" calcext:value-type="float">
            <text:p><text:s/>71,128 <text:s/></text:p>
          </table:table-cell>
          <table:table-cell table:style-name="ce42" office:value-type="float" office:value="32643.132" calcext:value-type="float">
            <text:p><text:s/>32,6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5042.25344444444" calcext:value-type="float">
            <text:p><text:s/>5,042 <text:s/></text:p>
          </table:table-cell>
          <table:table-cell table:style-name="ce42" office:value-type="float" office:value="2878.82844444444" calcext:value-type="float">
            <text:p><text:s/>2,879 <text:s/></text:p>
          </table:table-cell>
          <table:table-cell table:style-name="ce42" office:value-type="float" office:value="2163.425" calcext:value-type="float">
            <text:p><text:s/>2,1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6303.958" calcext:value-type="float">
            <text:p><text:s/>16,304 <text:s/></text:p>
          </table:table-cell>
          <table:table-cell table:style-name="ce42" office:value-type="float" office:value="10361.632" calcext:value-type="float">
            <text:p><text:s/>10,362 <text:s/></text:p>
          </table:table-cell>
          <table:table-cell table:style-name="ce42" office:value-type="float" office:value="5942.326" calcext:value-type="float">
            <text:p><text:s/>5,9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9409.90277777778" calcext:value-type="float">
            <text:p><text:s/>9,410 <text:s/></text:p>
          </table:table-cell>
          <table:table-cell table:style-name="ce42" office:value-type="float" office:value="369.777777777778" calcext:value-type="float">
            <text:p><text:s/>370 <text:s/></text:p>
          </table:table-cell>
          <table:table-cell table:style-name="ce42" office:value-type="float" office:value="9040.125" calcext:value-type="float">
            <text:p><text:s/>9,0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" calcext:value-type="float">
            <text:p><text:s/>1 <text:s/></text:p>
          </table:table-cell>
          <table:table-cell table:style-name="ce42" office:value-type="float" office:value="264190.008466862" calcext:value-type="float">
            <text:p><text:s/>264,190 <text:s/></text:p>
          </table:table-cell>
          <table:table-cell table:style-name="ce42" office:value-type="float" office:value="3496.1418" calcext:value-type="float">
            <text:p><text:s/>3,4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96.1418" calcext:value-type="float">
            <text:p><text:s/>3,496 <text:s/></text:p>
          </table:table-cell>
          <table:table-cell table:style-name="ce42" office:value-type="float" office:value="260693.866666862" calcext:value-type="float">
            <text:p><text:s/>260,6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1494.09322222222" calcext:value-type="float">
            <text:p><text:s/>1,494 <text:s/></text:p>
          </table:table-cell>
          <table:table-cell table:style-name="ce43" office:value-type="float" office:value="449.430222222222" calcext:value-type="float">
            <text:p><text:s/>449 <text:s/></text:p>
          </table:table-cell>
          <table:table-cell table:style-name="ce43" office:value-type="float" office:value="1044.663" calcext:value-type="float">
            <text:p><text:s/>1,04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7516.463444444" calcext:value-type="float">
            <text:p><text:s/>347,516 <text:s/></text:p>
          </table:table-cell>
          <table:table-cell table:style-name="ce42" office:value-type="float" office:value="206203.980444444" calcext:value-type="float">
            <text:p><text:s/>206,204 <text:s/></text:p>
          </table:table-cell>
          <table:table-cell table:style-name="ce42" office:value-type="float" office:value="141312.483" calcext:value-type="float">
            <text:p><text:s/>141,3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03930.122222222" calcext:value-type="float">
            <text:p><text:s/>303,930 <text:s/></text:p>
          </table:table-cell>
          <table:table-cell table:style-name="ce42" office:value-type="float" office:value="171895.734222222" calcext:value-type="float">
            <text:p><text:s/>171,896 <text:s/></text:p>
          </table:table-cell>
          <table:table-cell table:style-name="ce42" office:value-type="float" office:value="132034.388" calcext:value-type="float">
            <text:p><text:s/>132,0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76.184444444445" calcext:value-type="float">
            <text:p><text:s/>576 <text:s/></text:p>
          </table:table-cell>
          <table:table-cell table:style-name="ce42" office:value-type="float" office:value="556.196444444444" calcext:value-type="float">
            <text:p><text:s/>556 <text:s/></text:p>
          </table:table-cell>
          <table:table-cell table:style-name="ce42" office:value-type="float" office:value="19.988" calcext:value-type="float">
            <text:p><text:s/>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6061.198" calcext:value-type="float">
            <text:p><text:s/>26,061 <text:s/></text:p>
          </table:table-cell>
          <table:table-cell table:style-name="ce42" office:value-type="float" office:value="18484.408" calcext:value-type="float">
            <text:p><text:s/>18,484 <text:s/></text:p>
          </table:table-cell>
          <table:table-cell table:style-name="ce42" office:value-type="float" office:value="7576.79" calcext:value-type="float">
            <text:p><text:s/>7,5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924.7605555556" calcext:value-type="float">
            <text:p><text:s/>11,925 <text:s/></text:p>
          </table:table-cell>
          <table:table-cell table:style-name="ce42" office:value-type="float" office:value="10253.4435555556" calcext:value-type="float">
            <text:p><text:s/>10,253 <text:s/></text:p>
          </table:table-cell>
          <table:table-cell table:style-name="ce42" office:value-type="float" office:value="1671.317" calcext:value-type="float">
            <text:p><text:s/>1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024.19822222222" calcext:value-type="float">
            <text:p><text:s/>5,024 <text:s/></text:p>
          </table:table-cell>
          <table:table-cell table:style-name="ce43" office:value-type="float" office:value="5014.19822222222" calcext:value-type="float">
            <text:p><text:s/>5,014 <text:s/></text:p>
          </table:table-cell>
          <table:table-cell table:style-name="ce43" office:value-type="float" office:value="10" calcext:value-type="float">
            <text:p><text:s/>1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10668.047222222" calcext:value-type="float">
            <text:p><text:s/>810,668 <text:s/></text:p>
          </table:table-cell>
          <table:table-cell table:style-name="ce44" office:value-type="float" office:value="690450.878222222" calcext:value-type="float">
            <text:p><text:s/>690,451 <text:s/></text:p>
          </table:table-cell>
          <table:table-cell table:style-name="ce44" office:value-type="float" office:value="120217.169" calcext:value-type="float">
            <text:p><text:s/>120,21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0109595.229989" calcext:value-type="float">
            <text:p><text:s/>40,109,595 <text:s/></text:p>
          </table:table-cell>
          <table:table-cell table:style-name="ce42" office:value-type="float" office:value="19826.224911" calcext:value-type="float">
            <text:p><text:s/>19,826 <text:s/></text:p>
          </table:table-cell>
          <table:table-cell table:style-name="ce42" office:value-type="float" office:value="40089769.005078" calcext:value-type="float">
            <text:p><text:s/>40,089,769 <text:s/></text:p>
          </table:table-cell>
          <table:table-cell table:style-name="ce42" office:value-type="float" office:value="3377973.344114" calcext:value-type="float">
            <text:p><text:s/>3,377,973 <text:s/></text:p>
          </table:table-cell>
          <table:table-cell table:style-name="ce42" office:value-type="float" office:value="321295.34895" calcext:value-type="float">
            <text:p><text:s/>321,295 <text:s/></text:p>
          </table:table-cell>
          <table:table-cell table:style-name="ce42" office:value-type="float" office:value="266850.673012" calcext:value-type="float">
            <text:p><text:s/>266,8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444.675938" calcext:value-type="float">
            <text:p><text:s/>54,445 <text:s/></text:p>
          </table:table-cell>
          <table:table-cell table:style-name="ce42" office:value-type="float" office:value="3056677.995164" calcext:value-type="float">
            <text:p><text:s/>3,056,6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614968.065" calcext:value-type="float">
            <text:p><text:s/>39,614,9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614968.065" calcext:value-type="float">
            <text:p><text:s/>39,614,9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226.09045" calcext:value-type="float">
            <text:p><text:s/>72,2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226.09045" calcext:value-type="float">
            <text:p><text:s/>72,2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94627.164989" calcext:value-type="float">
            <text:p><text:s/>494,627 <text:s/></text:p>
          </table:table-cell>
          <table:table-cell table:style-name="ce42" office:value-type="float" office:value="19826.224911" calcext:value-type="float">
            <text:p><text:s/>19,826 <text:s/></text:p>
          </table:table-cell>
          <table:table-cell table:style-name="ce42" office:value-type="float" office:value="474800.940078" calcext:value-type="float">
            <text:p><text:s/>474,801 <text:s/></text:p>
          </table:table-cell>
          <table:table-cell table:style-name="ce42" office:value-type="float" office:value="3305747.253664" calcext:value-type="float">
            <text:p><text:s/>3,305,747 <text:s/></text:p>
          </table:table-cell>
          <table:table-cell table:style-name="ce42" office:value-type="float" office:value="321295.34895" calcext:value-type="float">
            <text:p><text:s/>321,295 <text:s/></text:p>
          </table:table-cell>
          <table:table-cell table:style-name="ce42" office:value-type="float" office:value="266850.673012" calcext:value-type="float">
            <text:p><text:s/>266,8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444.675938" calcext:value-type="float">
            <text:p><text:s/>54,445 <text:s/></text:p>
          </table:table-cell>
          <table:table-cell table:style-name="ce42" office:value-type="float" office:value="2984451.904714" calcext:value-type="float">
            <text:p><text:s/>2,984,4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612.801494" calcext:value-type="float">
            <text:p><text:s/>117,6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612.801494" calcext:value-type="float">
            <text:p><text:s/>117,61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7612.801494" calcext:value-type="float">
            <text:p><text:s/>117,6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7612.801494" calcext:value-type="float">
            <text:p><text:s/>117,613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90664.628846667" calcext:value-type="float">
            <text:p><text:s/>390,66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39.224444444444" calcext:value-type="float">
            <text:p><text:s/>139 <text:s/></text:p>
          </table:table-cell>
          <table:table-cell table:style-name="ce41" office:value-type="float" office:value="26380.4743911111" calcext:value-type="float">
            <text:p><text:s/>26,380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544724.1407556" calcext:value-type="float">
            <text:p><text:s/>11,544,7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544724.1407556" calcext:value-type="float">
            <text:p><text:s/>11,544,724 <text:s/></text:p>
          </table:table-cell>
          <table:table-cell table:style-name="ce43" office:value-type="float" office:value="390664.628846667" calcext:value-type="float">
            <text:p><text:s/>390,6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9.224444444444" calcext:value-type="float">
            <text:p><text:s/>139 <text:s/></text:p>
          </table:table-cell>
          <table:table-cell table:style-name="ce43" office:value-type="float" office:value="26380.4743911111" calcext:value-type="float">
            <text:p><text:s/>26,380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1" calcext:value-type="float">
            <text:p><text:s/>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0005" calcext:value-type="float">
            <text:p><text:s/>-0 <text:s/></text:p>
          </table:table-cell>
          <table:table-cell table:style-name="ce43" office:value-type="float" office:value="2357.61279111105" calcext:value-type="float">
            <text:p><text:s/>2,3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544724.1407556" calcext:value-type="float">
            <text:p><text:s/>11,544,724 <text:s/></text:p>
          </table:table-cell>
          <table:table-cell table:style-name="ce42" office:value-type="float" office:value="764350.559964444" calcext:value-type="float">
            <text:p><text:s/>764,3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.224444444444" calcext:value-type="float">
            <text:p><text:s/>139 <text:s/></text:p>
          </table:table-cell>
          <table:table-cell table:style-name="ce42" office:value-type="float" office:value="26380.4743911111" calcext:value-type="float">
            <text:p><text:s/>26,380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544724.1407556" calcext:value-type="float">
            <text:p><text:s/>11,544,724 <text:s/></text:p>
          </table:table-cell>
          <table:table-cell table:style-name="ce42" office:value-type="float" office:value="764350.559964444" calcext:value-type="float">
            <text:p><text:s/>764,3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59.4513955556" calcext:value-type="float">
            <text:p><text:s/>25,259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.224444444444" calcext:value-type="float">
            <text:p><text:s/>139 <text:s/></text:p>
          </table:table-cell>
          <table:table-cell table:style-name="ce42" office:value-type="float" office:value="1121.02299555556" calcext:value-type="float">
            <text:p><text:s/>1,121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3685.931117778" calcext:value-type="float">
            <text:p><text:s/>373,6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06211.9955667" calcext:value-type="float">
            <text:p><text:s/>22,506,2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3685.931117778" calcext:value-type="float">
            <text:p><text:s/>373,6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06211.9955667" calcext:value-type="float">
            <text:p><text:s/>22,506,2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5116.13162889" calcext:value-type="float">
            <text:p><text:s/>1,935,1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.753102222222" calcext:value-type="float">
            <text:p><text:s/>1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07.40992888889" calcext:value-type="float">
            <text:p><text:s/>8,0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870.913815556" calcext:value-type="float">
            <text:p><text:s/>332,8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3841.906364444" calcext:value-type="float">
            <text:p><text:s/>903,8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7856.657873333" calcext:value-type="float">
            <text:p><text:s/>447,8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947.990628889" calcext:value-type="float">
            <text:p><text:s/>175,9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6455.4999155556" calcext:value-type="float">
            <text:p><text:s/>66,4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11473.562322222" calcext:value-type="float">
            <text:p><text:s/>911,4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657264.6888244" calcext:value-type="float">
            <text:p><text:s/>19,657,2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657264.6888244" calcext:value-type="float">
            <text:p><text:s/>19,657,2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41214.7689178" calcext:value-type="float">
            <text:p><text:s/>10,941,2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114.8472888889" calcext:value-type="float">
            <text:p><text:s/>35,1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1116.769044444" calcext:value-type="float">
            <text:p><text:s/>331,1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5247.332906667" calcext:value-type="float">
            <text:p><text:s/>675,2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916.33934" calcext:value-type="float">
            <text:p><text:s/>26,9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654.6990533333" calcext:value-type="float">
            <text:p><text:s/>44,6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1619.688102222" calcext:value-type="float">
            <text:p><text:s/>351,6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983.9479133333" calcext:value-type="float">
            <text:p><text:s/>49,9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98471.93149556" calcext:value-type="float">
            <text:p><text:s/>2,598,4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0226.80555778" calcext:value-type="float">
            <text:p><text:s/>1,650,2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8179.31055111111" calcext:value-type="float">
            <text:p>( 8,17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88765.71349333" calcext:value-type="float">
            <text:p>( 1,488,76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0391.240144444" calcext:value-type="float">
            <text:p><text:s/>650,3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521.641684444" calcext:value-type="float">
            <text:p><text:s/>262,5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5332.2441088889" calcext:value-type="float">
            <text:p><text:s/>35,3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249.071182222" calcext:value-type="float">
            <text:p><text:s/>262,2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835.1639533333" calcext:value-type="float">
            <text:p><text:s/>90,8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15284.677217778" calcext:value-type="float">
            <text:p><text:s/>415,2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458.48196" calcext:value-type="float">
            <text:p><text:s/>498,4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9643.377284444" calcext:value-type="float">
            <text:p><text:s/>229,6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815.104675556" calcext:value-type="float">
            <text:p><text:s/>268,8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0596.0379866667" calcext:value-type="float">
            <text:p>( 40,59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57217.602282222" calcext:value-type="float">
            <text:p>( 157,21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5235.07099778" calcext:value-type="float">
            <text:p><text:s/>1,425,2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1537.54781111" calcext:value-type="float">
            <text:p><text:s/>1,321,5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697.523186667" calcext:value-type="float">
            <text:p><text:s/>103,6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380.6739977778" calcext:value-type="float">
            <text:p>( 55,38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2951.299813333" calcext:value-type="float">
            <text:p><text:s/>562,9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60442.775811111" calcext:value-type="float">
            <text:p><text:s/>160,4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63819.48281333" calcext:value-type="float">
            <text:p><text:s/>2,763,8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3969.55648" calcext:value-type="float">
            <text:p><text:s/>1,873,9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037.576411111" calcext:value-type="float">
            <text:p><text:s/>206,0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598.8543644445" calcext:value-type="float">
            <text:p><text:s/>84,5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454.5708533333" calcext:value-type="float">
            <text:p><text:s/>83,4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218.095786667" calcext:value-type="float">
            <text:p><text:s/>223,2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504.0926088889" calcext:value-type="float">
            <text:p><text:s/>51,5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671.7236755556" calcext:value-type="float">
            <text:p><text:s/>56,6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696.0465888889" calcext:value-type="float">
            <text:p><text:s/>52,6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75.67708666667" calcext:value-type="float">
            <text:p><text:s/>3,9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8626.321831111" calcext:value-type="float">
            <text:p><text:s/>248,6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837.045068889" calcext:value-type="float">
            <text:p><text:s/>147,8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0789.276762222" calcext:value-type="float">
            <text:p><text:s/>100,7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53061.31410222" calcext:value-type="float">
            <text:p><text:s/>4,353,0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1701.752191111" calcext:value-type="float">
            <text:p><text:s/>601,7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043.009584444" calcext:value-type="float">
            <text:p><text:s/>239,0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119.976442222" calcext:value-type="float">
            <text:p><text:s/>106,1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969.3964244445" calcext:value-type="float">
            <text:p><text:s/>67,9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445.830953333" calcext:value-type="float">
            <text:p><text:s/>137,4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113.454" calcext:value-type="float">
            <text:p><text:s/>110,1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264.2279333333" calcext:value-type="float">
            <text:p><text:s/>93,2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7440.471511111" calcext:value-type="float">
            <text:p><text:s/>797,4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1162.669666667" calcext:value-type="float">
            <text:p><text:s/>491,1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08800.52539556" calcext:value-type="float">
            <text:p><text:s/>1,708,8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57690.56029778" calcext:value-type="float">
            <text:p><text:s/>4,057,6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9870497.8" calcext:value-type="float">
            <text:p><text:s/>39,870,498 <text:s/></text:p>
          </table:table-cell>
          <table:table-cell table:style-name="ce42" office:value-type="float" office:value="7999017.488" calcext:value-type="float">
            <text:p><text:s/>7,999,0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7" calcext:value-type="float">
            <text:p><text:s/>1,457 <text:s/></text:p>
          </table:table-cell>
          <table:table-cell table:style-name="ce42" office:value-type="float" office:value="276074.732" calcext:value-type="float">
            <text:p><text:s/>276,0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870497.8" calcext:value-type="float">
            <text:p><text:s/>39,870,498 <text:s/></text:p>
          </table:table-cell>
          <table:table-cell table:style-name="ce42" office:value-type="float" office:value="7999017.488" calcext:value-type="float">
            <text:p><text:s/>7,999,0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343.096" calcext:value-type="float">
            <text:p><text:s/>264,3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7" calcext:value-type="float">
            <text:p><text:s/>1,457 <text:s/></text:p>
          </table:table-cell>
          <table:table-cell table:style-name="ce42" office:value-type="float" office:value="11731.636" calcext:value-type="float">
            <text:p><text:s/>11,7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2400" calcext:value-type="float">
            <text:p><text:s/>102,40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21885.55561604" calcext:value-type="float">
            <text:p><text:s/>2,621,886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148866.649925" calcext:value-type="float">
            <text:p><text:s/>134,148,867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58692.6463928" calcext:value-type="float">
            <text:p><text:s/>16,458,693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2492.4" calcext:value-type="float">
            <text:p><text:s/>2,682,492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4896.46933333" calcext:value-type="float">
            <text:p><text:s/>2,364,896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0696.08416313" calcext:value-type="float">
            <text:p><text:s/>1,550,696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2400" calcext:value-type="float">
            <text:p><text:s/>102,40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3713974.605651" calcext:value-type="float">
            <text:p><text:s/>113,713,975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60646.3506446" calcext:value-type="float">
            <text:p><text:s/>17,460,646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31" calcext:value-type="float">
            <text:p><text:s/>0 <text:s/></text:p>
          </table:table-cell>
          <table:table-cell table:style-name="ce43" office:value-type="float" office:value="-211184.759596812" calcext:value-type="float">
            <text:p><text:s/>-211,185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745151.231002" calcext:value-type="float">
            <text:p><text:s/>123,745,151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89347.06555556" calcext:value-type="float">
            <text:p><text:s/>4,389,347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58969.01333333" calcext:value-type="float">
            <text:p><text:s/>4,058,969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315603.8680221" calcext:value-type="float">
            <text:p><text:s/>58,315,604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84206.9659721" calcext:value-type="float">
            <text:p><text:s/>45,784,207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0.24744" calcext:value-type="float">
            <text:p><text:s/>1,260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1416.394444445" calcext:value-type="float">
            <text:p><text:s/>641,416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554347.6762349" calcext:value-type="float">
            <text:p><text:s/>10,554,348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7428.71733333" calcext:value-type="float">
            <text:p><text:s/>1,457,429 <text:s/></text:p>
          </table:table-cell>
          <table:table-cell table:style-name="ce42" office:value-type="float" office:value="106125593.517398" calcext:value-type="float">
            <text:p><text:s/>106,125,594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7428.71733333" calcext:value-type="float">
            <text:p><text:s/>1,457,429 <text:s/></text:p>
          </table:table-cell>
          <table:table-cell table:style-name="ce42" office:value-type="float" office:value="90080305.9921657" calcext:value-type="float">
            <text:p><text:s/>90,080,306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045287.525232" calcext:value-type="float">
            <text:p><text:s/>16,045,288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7459.387466667" calcext:value-type="float">
            <text:p><text:s/>387,459 <text:s/></text:p>
          </table:table-cell>
          <table:table-cell table:style-name="ce42" office:value-type="float" office:value="6983416.52059906" calcext:value-type="float">
            <text:p><text:s/>6,983,417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9.753102222222" calcext:value-type="float">
            <text:p><text:s/>700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741.457666667" calcext:value-type="float">
            <text:p><text:s/>469,741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4309.133" calcext:value-type="float">
            <text:p><text:s/>484,309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07.40992888889" calcext:value-type="float">
            <text:p><text:s/>8,007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7459.387466667" calcext:value-type="float">
            <text:p><text:s/>387,459 <text:s/></text:p>
          </table:table-cell>
          <table:table-cell table:style-name="ce42" office:value-type="float" office:value="4409864.46709128" calcext:value-type="float">
            <text:p><text:s/>4,409,864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8116.905475556" calcext:value-type="float">
            <text:p><text:s/>918,117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856.657873333" calcext:value-type="float">
            <text:p><text:s/>447,857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947.990628889" calcext:value-type="float">
            <text:p><text:s/>175,948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8872.7458322222" calcext:value-type="float">
            <text:p><text:s/>68,873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71778.477544444" calcext:value-type="float">
            <text:p><text:s/>971,778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2400" calcext:value-type="float">
            <text:p><text:s/>102,400 <text:s/></text:p>
          </table:table-cell>
          <table:table-cell table:style-name="ce44" office:value-type="float" office:value="1069969.32986667" calcext:value-type="float">
            <text:p><text:s/>1,069,969 <text:s/></text:p>
          </table:table-cell>
          <table:table-cell table:style-name="ce44" office:value-type="float" office:value="70889760.3028554" calcext:value-type="float">
            <text:p><text:s/>70,889,760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2400" calcext:value-type="float">
            <text:p><text:s/>102,400 <text:s/></text:p>
          </table:table-cell>
          <table:table-cell table:style-name="ce44" office:value-type="float" office:value="1069969.32986667" calcext:value-type="float">
            <text:p><text:s/>1,069,969 <text:s/></text:p>
          </table:table-cell>
          <table:table-cell table:style-name="ce44" office:value-type="float" office:value="53036672.0470483" calcext:value-type="float">
            <text:p><text:s/>53,036,672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9969.32986667" calcext:value-type="float">
            <text:p><text:s/>1,069,969 <text:s/></text:p>
          </table:table-cell>
          <table:table-cell table:style-name="ce42" office:value-type="float" office:value="26057563.4492866" calcext:value-type="float">
            <text:p><text:s/>26,057,563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28.4965388889" calcext:value-type="float">
            <text:p><text:s/>76,428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58.5432592593" calcext:value-type="float">
            <text:p><text:s/>22,859 <text:s/></text:p>
          </table:table-cell>
          <table:table-cell table:style-name="ce42" office:value-type="float" office:value="746331.778037666" calcext:value-type="float">
            <text:p><text:s/>746,332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335.3365185185" calcext:value-type="float">
            <text:p><text:s/>50,335 <text:s/></text:p>
          </table:table-cell>
          <table:table-cell table:style-name="ce42" office:value-type="float" office:value="1740270.82479742" calcext:value-type="float">
            <text:p><text:s/>1,740,271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884.5218566667" calcext:value-type="float">
            <text:p><text:s/>61,885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215.3943022222" calcext:value-type="float">
            <text:p><text:s/>53,215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53.0324444444" calcext:value-type="float">
            <text:p><text:s/>19,453 <text:s/></text:p>
          </table:table-cell>
          <table:table-cell table:style-name="ce42" office:value-type="float" office:value="1275842.53648283" calcext:value-type="float">
            <text:p><text:s/>1,275,843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184.9665155556" calcext:value-type="float">
            <text:p><text:s/>60,185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3659.891966667" calcext:value-type="float">
            <text:p><text:s/>973,660 <text:s/></text:p>
          </table:table-cell>
          <table:table-cell table:style-name="ce42" office:value-type="float" office:value="8369370.50135748" calcext:value-type="float">
            <text:p><text:s/>8,369,371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3659.891966667" calcext:value-type="float">
            <text:p><text:s/>973,660 <text:s/></text:p>
          </table:table-cell>
          <table:table-cell table:style-name="ce42" office:value-type="float" office:value="5849691.17281383" calcext:value-type="float">
            <text:p><text:s/>5,849,691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592.54622" calcext:value-type="float">
            <text:p>( 6,593 <text:s/>)</text:p>
          </table:table-cell>
          <table:table-cell table:style-name="ce45" office:value-type="float" office:value="1143129.96263969" calcext:value-type="float">
            <text:p>( 1,143,130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67067.345746667" calcext:value-type="float">
            <text:p>( 967,067 <text:s/>)</text:p>
          </table:table-cell>
          <table:table-cell table:style-name="ce45" office:value-type="float" office:value="4543463.96199414" calcext:value-type="float">
            <text:p>( 4,543,464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815.46666666667" calcext:value-type="float">
            <text:p>( 9,815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8061.16850903" calcext:value-type="float">
            <text:p><text:s/>1,458,061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2927.104389066" calcext:value-type="float">
            <text:p><text:s/>592,927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68691.055645556" calcext:value-type="float">
            <text:p><text:s/>468,691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6931.112515556" calcext:value-type="float">
            <text:p><text:s/>506,931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565.806944444" calcext:value-type="float">
            <text:p><text:s/>143,566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26282.635363333" calcext:value-type="float">
            <text:p><text:s/>526,283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59370.37100222" calcext:value-type="float">
            <text:p><text:s/>3,159,370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6524.07681556" calcext:value-type="float">
            <text:p><text:s/>2,136,524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2846.29418667" calcext:value-type="float">
            <text:p><text:s/>1,022,846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9693.549032222" calcext:value-type="float">
            <text:p>( 129,694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48855.390994444" calcext:value-type="float">
            <text:p>( 248,855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62.52567777778" calcext:value-type="float">
            <text:p><text:s/>3,663 <text:s/></text:p>
          </table:table-cell>
          <table:table-cell table:style-name="ce42" office:value-type="float" office:value="3990529.20805333" calcext:value-type="float">
            <text:p><text:s/>3,990,529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97.51540666667" calcext:value-type="float">
            <text:p><text:s/>2,198 <text:s/></text:p>
          </table:table-cell>
          <table:table-cell table:style-name="ce42" office:value-type="float" office:value="3752513.13584667" calcext:value-type="float">
            <text:p><text:s/>3,752,513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5.01027111111" calcext:value-type="float">
            <text:p><text:s/>1,465 <text:s/></text:p>
          </table:table-cell>
          <table:table-cell table:style-name="ce42" office:value-type="float" office:value="238016.072206667" calcext:value-type="float">
            <text:p><text:s/>238,016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65.01027111111" calcext:value-type="float">
            <text:p>( 1,465 <text:s/>)</text:p>
          </table:table-cell>
          <table:table-cell table:style-name="ce45" office:value-type="float" office:value="107338.862668889" calcext:value-type="float">
            <text:p>( 107,339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3330.320691111" calcext:value-type="float">
            <text:p><text:s/>703,330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88631.206633333" calcext:value-type="float">
            <text:p><text:s/>188,631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70166.8345177" calcext:value-type="float">
            <text:p><text:s/>3,170,167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9011.80992444" calcext:value-type="float">
            <text:p><text:s/>1,879,012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916.303516667" calcext:value-type="float">
            <text:p><text:s/>265,916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598.8543644445" calcext:value-type="float">
            <text:p><text:s/>84,599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2097.945844444" calcext:value-type="float">
            <text:p><text:s/>282,098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8630.624253538" calcext:value-type="float">
            <text:p><text:s/>488,631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377.745862222" calcext:value-type="float">
            <text:p><text:s/>141,378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605.4598355556" calcext:value-type="float">
            <text:p><text:s/>22,605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05962.323565" calcext:value-type="float">
            <text:p><text:s/>13,805,962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698.003111111" calcext:value-type="float">
            <text:p><text:s/>191,698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52542.9967783" calcext:value-type="float">
            <text:p><text:s/>13,152,543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489.2465888889" calcext:value-type="float">
            <text:p><text:s/>86,489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75.67708666667" calcext:value-type="float">
            <text:p><text:s/>3,976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1256.4" calcext:value-type="float">
            <text:p><text:s/>371,256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7488.193897778" calcext:value-type="float">
            <text:p><text:s/>837,488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229.050468889" calcext:value-type="float">
            <text:p><text:s/>152,229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85259.143428889" calcext:value-type="float">
            <text:p><text:s/>685,259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72" calcext:value-type="float">
            <text:p><text:s/>3,0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71969.02536889" calcext:value-type="float">
            <text:p><text:s/>5,971,969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1701.752191111" calcext:value-type="float">
            <text:p><text:s/>601,702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3092.19599333" calcext:value-type="float">
            <text:p><text:s/>1,153,092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005.976442222" calcext:value-type="float">
            <text:p><text:s/>120,006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014.6033611111" calcext:value-type="float">
            <text:p><text:s/>79,015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034.430953333" calcext:value-type="float">
            <text:p><text:s/>148,034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445.034207778" calcext:value-type="float">
            <text:p><text:s/>117,445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264.2279333333" calcext:value-type="float">
            <text:p><text:s/>93,264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3501.669511111" calcext:value-type="float">
            <text:p><text:s/>823,502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72" calcext:value-type="float">
            <text:p><text:s/>3,0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9044.616931111" calcext:value-type="float">
            <text:p><text:s/>979,045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56864.51784444" calcext:value-type="float">
            <text:p><text:s/>1,856,865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9328" calcext:value-type="float">
            <text:p><text:s/>99,32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363689.05493" calcext:value-type="float">
            <text:p><text:s/>6,363,689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53088.2558071" calcext:value-type="float">
            <text:p><text:s/>17,853,088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53088.2558071" calcext:value-type="float">
            <text:p><text:s/>17,853,088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939163.7563433" calcext:value-type="float">
            <text:p>( 13,939,164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530142.309953" calcext:value-type="float">
            <text:p><text:s/>235,530,142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198640.674" calcext:value-type="float">
            <text:p><text:s/>193,198,641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88.636" calcext:value-type="float">
            <text:p><text:s/>13,189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9361.000001" calcext:value-type="float">
            <text:p><text:s/>1,949,361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368951.999952" calcext:value-type="float">
            <text:p><text:s/>40,368,952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96363.999972" calcext:value-type="float">
            <text:p><text:s/>17,396,364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396363.999972" calcext:value-type="float">
            <text:p><text:s/>17,396,364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